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style:font-name="PingFang TC" fo:letter-spacing="0.0000in" fo:background-color="transparent"/>
    </style:style>
    <style:style style:name="T8" style:family="text">
      <style:text-properties fo:font-style="italic" fo:font-style-asian="italic" fo:font-style-complex="italic" fo:letter-spacing="0.0000in"/>
    </style:style>
    <style:style style:name="T9" style:family="text">
      <style:text-properties style:font-name="PingFang TC" fo:letter-spacing="0.0000in" fo:background-color="#868686"/>
    </style:style>
    <style:style style:name="T10" style:family="text">
      <style:text-properties style:font-name="PingFang TC" fo:letter-spacing="0.0000in" fo:color="#032726" fo:background-color="#868686"/>
    </style:style>
    <style:style style:name="T11"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span><text:span text:style-name="T3"><text:line-break/><text:line-break/></text:span><text:span text:style-name="T1">底下是香港蘋果的新聞：</text:span><text:span text:style-name="T3"><text:line-break/><text:line-break/></text:span><text:span text:style-name="T1">⋯⋯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span><text:span text:style-name="T3"><text:line-break/></text:span><text:a xlink:type="simple" xlink:href="https://reurl.cc/R4QlR9"><text:span text:style-name="T4">https://reurl.cc/R4QlR9</text:span></text:a><text:span text:style-name="T3"><text:line-break/><text:line-break/></text:span><text:span text:style-name="T1">連仇中反華的香港蘋果都這麼說了，還有什麼理由把李文亮事件歸為監聽呢？</text:span><text:span text:style-name="T3"><text:line-break/><text:line-break/></text:span><text:span text:style-name="T1">總是會有好事之人一直拿李文亮醫生來炒作，真的是夠了！</text:span><text:span text:style-name="T3"><text:line-break/><text:line-break/></text:span><text:span text:style-name="T1">一個不是按照ＳＯＰ通報的醫生，到底有什麼理由一直拿來質疑這起事件？而對照美國的新冠吹哨者，又有哪個主流媒體比照李文亮事件來大炒特炒？簡直是莫名其妙！</text:span><text:span text:style-name="T3"><text:line-break/><text:line-break/></text:span><text:span text:style-name="T1">新冠病毒(NOVID-19)兩個一毛不拔落井下石的政府⋯⋯</text:span><text:span text:style-name="T3"><text:line-break/></text:span><text:a xlink:type="simple" xlink:href="https://reurl.cc/E7aMDa"><text:span text:style-name="T4">https://reurl.cc/E7aMDa</text:span></text:a><text:span text:style-name="T3"><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span><text:span text:style-name="T3"><text:line-break/></text:span><text:span text:style-name="T1">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span><text:span text:style-name="T3"><text:line-break/><text:line-break/></text:span><text:span text:style-name="T1">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span><text:span text:style-name="T3"><text:line-break/><text:line-break/></text:span><text:span text:style-name="T1">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span><text:span text:style-name="T3"><text:line-break/><text:line-break/></text:span><text:span text:style-name="T1">为什么会出现这个情况，少数民族可以到汉人聚居地搞这些事情？因为中共官方为了和谐民族团结，很长一段时间都是对少数民族采取纵容保护的政策，如果出了事情一般都是大事化小，小事花了。</text:span><text:span text:style-name="T3"><text:line-break/></text:span><text:span text:style-name="T1">长此以往，就形成了上面提到的这个情况，出了事情，他们就闹，然后还上升到民族高度，搞群体事件。</text:span><text:span text:style-name="T3"><text:line-break/><text:line-break/></text:span><text:span text:style-name="T1">再加上后面还有中东一些维吾尔族，还是有西方外国势力的挑拨，后面的情况就是中共加强的新疆地区少数民族的管控和教育</text:span><text:span text:style-name="T3"><text:line-break/><text:line-break/></text:span><text:span text:style-name="T1">现在很多西方台湾媒体，天天炒作什么新疆人权问题，其目的根本不是真的关心什么新疆人权，他们就是想在中国制造一点混乱，如此而已。</text:span><text:span text:style-name="T3"><text:line-break/><text:line-break/></text:span><text:span text:style-name="T1">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span><text:span text:style-name="T3"><text:line-break/><text:line-break/></text:span><text:span text:style-name="T1">你說的這個淘寶的功能，我之前在youtube 有看到老外在試google,把google視窗關掉，麥克風有沒有關掉我忘了，然後一直講一個寵物的話題，然後再看一些google 推薦的廣告裡面有之前沒有的寵物相關物品的廣告。</text:span><text:span text:style-name="T3"><text:line-break/><text:line-break/></text:span><text:span text:style-name="T1">這部分基本上技術不是問題， 的確現實使用上也有人遇過，這樣的技術在史諾登的稜鏡計劃裡面就有提過了，手機的收音與鏡頭基本上政府是是可以監聽的。</text:span><text:span text:style-name="T3"><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span><text:span text:style-name="T3"><text:line-break/><text:line-break/></text:span><text:span text:style-name="T1">不好意思，有一些李文亮醫生的前因後果我不是完全知道。</text:span><text:span text:style-name="T3"><text:line-break/></text:span><text:span text:style-name="T1">所以你認為李文亮醫生是不公開的私訊被檢調或警方透過秘密的方式截獲。 然後針對這個事實提出人民被監控的批評，而對嗎？</text:span><text:span text:style-name="T3"><text:line-break/></text:span><text:span text:style-name="T1">如果是這樣，我想問的是</text:span><text:span text:style-name="T3"><text:line-break/></text:span><text:span text:style-name="T1">1. 李文亮私訊的曝光，是因爲檢調竊聽才洩漏出來？ 這件事有確定嗎？</text:span><text:span text:style-name="T3"><text:line-break/></text:span><text:span text:style-name="T1">2. 如果是檢調監聽的結果， 是無理由的被一直在監聽，還是什麼事件之後才開始被監聽呢？有沒有什麼其他理由被披露呢？</text:span><text:span text:style-name="T3"><text:line-break/></text:span><text:span text:style-name="T1">3. 如果是（1）無理由的一直被監聽，那我同意這件事確實有問題，如果是（2）有理由的被監聽，那要先聽一下理由是什麼，才能判斷。 （3）如果跟監聽無關，比如其他人洩漏的。 那這又被人拿來跟監聽掛鉤，這樣是就是有矛盾。</text:span><text:span text:style-name="T3"><text:line-break/><text:line-break/><text:line-break/></text:span><text:span text:style-name="T1">所以還是要根據事實來進行推論。</text:span><text:span text:style-name="T3"><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span><text:span text:style-name="T3"><text:line-break/><text:line-break/></text:span><text:span text:style-name="T1">先回复陈默，</text:span><text:span text:style-name="T3"><text:line-break/><text:line-break/></text:span><text:span text:style-name="T1">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span><text:span text:style-name="T3"><text:line-break/><text:line-break/></text:span><text:span text:style-name="T1">911当时我在美国生活，也看着所谓“爱国者法案”通过。我知道美国对于普通人也是天罗地网的监控（好久以前为了支持巴勒斯坦人汇了款买的宣传书籍从来没有收到过）。</text:span><text:span text:style-name="T3"><text:line-break/><text:line-break/></text:span><text:span text:style-name="T1">然后想回复颖芝，</text:span><text:span text:style-name="T3"><text:line-break/><text:line-break/></text:span><text:span text:style-name="T1">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span><text:span text:style-name="T3"><text:line-break/><text:line-break/></text:span><text:span text:style-name="T1">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span><text:span text:style-name="T3"><text:line-break/><text:line-break/></text:span><text:span text:style-name="T1">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span><text:span text:style-name="T3"><text:line-break/></text:span></text:p>
      <text:p text:style-name="P2"><text:span text:style-name="T1">穎芝   |  2020.06.05 15:21   |   </text:span><text:a xlink:type="simple" xlink:href="http://palinfo.habago.org/Entry?Command=Information_PrintForum&amp;iPage=1#FORUM39459"><text:span text:style-name="T2">#</text:span></text:a></text:p>
      <text:p text:style-name="P5"><text:span text:style-name="T6">「台灣人」加入中共，早就不是新聞了！</text:span><text:span text:style-name="T7"><text:line-break/><text:line-break/></text:span><text:a xlink:type="simple" xlink:href="https://reurl.cc/7XWllD"><text:span text:style-name="T8">https://reurl.cc/7XWllD</text:span></text:a><text:span text:style-name="T7"><text:line-break/></text:span><text:a xlink:type="simple" xlink:href="https://reurl.cc/3DZmml"><text:span text:style-name="T8">https://reurl.cc/3DZmml</text:span></text:a><text:span text:style-name="T7"><text:line-break/></text:span><text:a xlink:type="simple" xlink:href="https://reurl.cc/E7aDLK"><text:span text:style-name="T8">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span><text:span text:style-name="T3"><text:line-break/><text:line-break/></text:span><text:span text:style-name="T1">以前研究所的時候，我曾跟同學說，如果我哪天掌握權力，我就要把全台灣人的財產進行重分配，因為社會的不公來自於分配的不平均。當然，這只是玩笑話，我並不是仇富份子。</text:span><text:span text:style-name="T3"><text:line-break/><text:line-break/></text:span><text:span text:style-name="T1">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span><text:span text:style-name="T3"><text:line-break/><text:line-break/></text:span><text:span text:style-name="T1">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span><text:span text:style-name="T3"><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span><text:span text:style-name="T3"><text:line-break/></text:span><text:span text:style-name="T1">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span><text:span text:style-name="T3"><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span><text:span text:style-name="T3"><text:line-break/><text:line-break/></text:span><text:span text:style-name="T1">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span><text:span text:style-name="T3"><text:line-break/></text:span><text:span text:style-name="T1">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span><text:span text:style-name="T3"><text:line-break/></text:span><text:span text:style-name="T1">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span><text:span text:style-name="T3"><text:line-break/><text:line-break/></text:span><text:span text:style-name="T1">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span><text:span text:style-name="T3"><text:line-break/><text:line-break/></text:span><text:span text:style-name="T1">至於他們是不是開玩笑，這有關係嗎？因為我壓根不在意。</text:span><text:span text:style-name="T3"><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span><text:span text:style-name="T3"><text:line-break/></text:span><text:span text:style-name="T1">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span><text:span text:style-name="T3"><text:line-break/></text:span><text:span text:style-name="T1">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span><text:span text:style-name="T3"><text:line-break/><text:line-break/></text:span><text:span text:style-name="T1">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span><text:span text:style-name="T3"><text:line-break/></text:span><text:span text:style-name="T1">所以應該常問自己一些問題？ 而不是被先前建立的立場帶著走。</text:span><text:span text:style-name="T3"><text:line-break/><text:line-break/></text:span><text:span text:style-name="T1">1. 各國對傳染病的資訊傳播是否有限制， 是否有一些共同的基本原則？</text:span><text:span text:style-name="T3"><text:line-break/></text:span><text:span text:style-name="T1">2. 所謂私底下訊息交流的定義，或適用的法律範圍是什麼？</text:span><text:span text:style-name="T3"><text:line-break/></text:span><text:span text:style-name="T1">3 政府跟李文亮醫生的對錯問題 是一種二元對立的關係嗎？ 即ㄧ邊對，另一邊就是錯？</text:span><text:span text:style-name="T3"><text:line-break/><text:line-break/><text:line-break/><text:line-break/></text:span><text:span text:style-name="T1">下面是火鍋大王對李文亮事件的看法，我覺得不錯，你可以看看</text:span><text:span text:style-name="T3"><text:line-break/></text:span><text:a xlink:type="simple" xlink:href="https://youtu.be/b-Fy80yHYQo"><text:span text:style-name="T4">https://youtu.be/b-Fy80yHYQo</text:span></text:a><text:span text:style-name="T3"><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span><text:span text:style-name="T3"><text:line-break/></text:span><text:span text:style-name="T1">呵呵，恕我直言冒犯許先生，你的大陸朋友說介紹你入黨，這就是百分之百的開個玩笑而已，你就當真，或者是在調戲你，拿你當什麼調侃你。</text:span><text:span text:style-name="T3"><text:line-break/></text:span><text:span text:style-name="T1">一是共產黨不會收一個台灣人入黨，</text:span><text:span text:style-name="T3"><text:line-break/></text:span><text:span text:style-name="T1">二是大陸入黨手續很嚴格，不是報個名填張表就可以加入。</text:span><text:span text:style-name="T3"><text:line-break/></text:span><text:span text:style-name="T1">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span><text:span text:style-name="T3"><text:line-break/></text:span><text:span text:style-name="T1">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span><text:span text:style-name="T3"><text:line-break/></text:span><text:span text:style-name="T1">看了几年前看关于，穆斯林的讨论，都在讨论伊斯兰这个宗教，是否是个邪恶宗教，中国是否迫害穆斯林。</text:span><text:span text:style-name="T3"><text:line-break/></text:span><text:span text:style-name="T1">我想提供一个新的角度和观点，中国回族也是穆斯林，但并没有遭受到和维吾尔族一样的待遇。为什么回族能良好的融入中国社会呢，他们会说普通话，接受世俗化，能在城市中找到工作，能融入现在的中国的经济发展中。</text:span><text:span text:style-name="T3"><text:line-break/></text:span><text:span text:style-name="T1">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span><text:span text:style-name="T3"><text:line-break/></text:span><text:span text:style-name="T1">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span><text:span text:style-name="T3"><text:line-break/></text:span><text:span text:style-name="T1">如果一个民族，长期被污名化，长期贫穷，缺乏教育，缺乏改变自身经济社会情况的通道。而又有极端的宗教思想在他们当中传播，会变成什么样呢？</text:span><text:span text:style-name="T3"><text:line-break/></text:span><text:span text:style-name="T1">这个问题不是伊斯兰问题，是一群人，能否接受教育，能否解决贫穷，能否安居乐业，能否过上幸福生活的问题。</text:span><text:span text:style-name="T3"><text:line-break/></text:span><text:span text:style-name="T1">共产党给出的答案，教育营给他们基本的语言和工作技能，合作的工厂，给他们工作，让他们能够融入现代社会的生活。 但这是不是一个好的办法呢，我无法评价</text:span><text:span text:style-name="T3"><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span><text:span text:style-name="T3"><text:line-break/><text:line-break/></text:span><text:span text:style-name="T1">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span><text:span text:style-name="T3"><text:line-break/><text:line-break/></text:span><text:span text:style-name="T1">我們在寫計畫書或論文的時候，第一件事就是要先明確「目的」，是要問什麼問題？提出「問題」比展現一堆「數據」來得更重要。</text:span><text:span text:style-name="T3"><text:line-break/><text:line-break/></text:span><text:span text:style-name="T1">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span><text:span text:style-name="T3"><text:line-break/><text:line-break/></text:span><text:span text:style-name="T1">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span><text:span text:style-name="T3"><text:line-break/><text:line-break/></text:span><text:span text:style-name="T1">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span><text:span text:style-name="T3"><text:line-break/><text:line-break/></text:span><text:span text:style-name="T1">說得沒錯，所以對於這些挑撥與操弄，我只有「痛恨」兩字可以形容。</text:span><text:span text:style-name="T3"><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span><text:span text:style-name="T3"><text:line-break/><text:line-break/></text:span><text:span text:style-name="T1">"多元的種族、多元的文化，而能夠和平的生活在一起，在一個桌子上吃飯", 看似很简单的一种愿望，在很多地方，很多时候却很难实现；人在特定舆论的民粹鼓动挑拨之下，往往会莫名其妙地就会相互仇恨。</text:span><text:span text:style-name="T3"><text:line-break/></text:span><text:span text:style-name="T1">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span><text:span text:style-name="T3"><text:line-break/><text:line-break/></text:span><text:span text:style-name="T1">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span><text:span text:style-name="T3"><text:line-break/><text:line-break/></text:span><text:span text:style-name="T1">所以我就是當作交個朋友，統戰與否並沒有關係啊！交流、對話才能加深認識，排除誤解。席間我幾次被遊說可以加入共產黨，院長可以幫我寫介紹函，只是我沒答應。我畢竟不像陳明忠那麼有勇氣，在台灣當個地下黨。</text:span><text:span text:style-name="T3"><text:line-break/><text:line-break/></text:span><text:span text:style-name="T1">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span><text:span text:style-name="T3"><text:line-break/></text:span><text:span text:style-name="T1">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span><text:span text:style-name="T3"><text:line-break/><text:line-break/></text:span><text:span text:style-name="T1">去廈門旅遊的時候，因為是自由行，所以比較少與當地民眾交談。只是當地人講的閩南語「漳泉濫」跟台灣的口音很像，第八市場也好像台灣的菜市場，逛鼓浪嶼好像在走台灣的老街，連吃的東西也很類似。</text:span><text:span text:style-name="T3"><text:line-break/><text:line-break/></text:span><text:span text:style-name="T1">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span><text:span text:style-name="T3"><text:line-break/><text:line-break/></text:span><text:span text:style-name="T1">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span><text:span text:style-name="T3"><text:line-break/><text:line-break/></text:span><text:span text:style-name="T1">所以我的看法是，言論的控制方式，是技術問題，不是價值問題。</text:span><text:span text:style-name="T3"><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span><text:span text:style-name="T3"><text:line-break/><text:line-break/></text:span><text:span text:style-name="T1">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span><text:span text:style-name="T3"><text:line-break/><text:line-break/></text:span><text:span text:style-name="T1">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span><text:span text:style-name="T3"><text:line-break/><text:line-break/></text:span><text:span text:style-name="T1">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span><text:span text:style-name="T3"><text:line-break/><text:line-break/></text:span><text:span text:style-name="T1">当他们的企业竞争力碾压你的时候，他们说要开放市场，搞贸易自由，全球化；当中国企业开始崛起，他们就搞国家安全，贸易保护主义，用各种手段来打压你。</text:span><text:span text:style-name="T3"><text:line-break/><text:line-break/></text:span><text:span text:style-name="T1">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span><text:span text:style-name="T3"><text:line-break/><text:line-break/></text:span><text:span text:style-name="T1">“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span><text:span text:style-name="T3"><text:line-break/></text:span><text:span text:style-name="T1">这信居然还获得了民主党和共和党双方学生组织领袖的支持。共和党下属的“大学共和党全国委员会”（College Republican National Committee)在官推上发表声明，该组织的10位执行委员会成员以及45个州主席，一起联名签署了公开信。”</text:span><text:span text:style-name="T3"><text:line-break/><text:line-break/></text:span><text:span text:style-name="T1">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span><text:span text:style-name="T3"><text:line-break/><text:line-break/></text:span><text:span text:style-name="T1">2019年秋季，4名国会调查人员还冲进马里兰大学的孔子学院，对老师进行过盘问。</text:span><text:span text:style-name="T3"><text:line-break/></text:span><text:span text:style-name="T1">同样设立孔子学院的斯坦福大学，其人文科学学院院长塞勒斯（Richard Saller）也表示，孔子学院不会干涉斯坦福大学的学术自由，“他们也没有这么尝试过”。</text:span><text:span text:style-name="T3"><text:line-break/><text:line-break/></text:span><text:span text:style-name="T1">即便如此，美国国防部依旧向全美各地高校施压，要求后者关闭孔子学院。2004年至今，全美孔子学院数在巅峰时期曾超过100家，但截至2019年9月，已有13所美国大学宣布关闭孔子学院。至今在美国的孔子学院数约为90家。”</text:span><text:span text:style-name="T3"><text:line-break/><text:line-break/><text:line-break/></text:span><text:span text:style-name="T1">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span><text:span text:style-name="T3"><text:line-break/><text:line-break/></text:span><text:span text:style-name="T1">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span><text:span text:style-name="T3"><text:line-break/><text:line-break/></text:span><text:span text:style-name="T1">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span><text:span text:style-name="T3"><text:line-break/></text:span><text:span text:style-name="T1">你的大陸“朋友”都很奇葩，但我出於禮貌不懷疑你真有這些大陸“朋友”。你稱朋友告訴你大陸的交通違章攝像頭可以監測到行駛過程中車內的談論“政治敏感”的談話，這是很可笑的。</text:span><text:span text:style-name="T3"><text:line-break/></text:span><text:span text:style-name="T1">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span><text:span text:style-name="T3"><text:line-break/></text:span><text:span text:style-name="T1">第二，車輛通過道路上的交通攝像頭的時間是很短的，幾秒種而已，一剎那的時間，你的車就開出幾十米了，能偵測到你什麼談話？科技進步好，但還沒進步到這種地步，請你和你大陸朋友方心。</text:span><text:span text:style-name="T3"><text:line-break/></text:span><text:span text:style-name="T1">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5"><text:span text:style-name="T6">被「中選會」告的還不止一人⋯</text:span><text:span text:style-name="T7"><text:line-break/><text:line-break/></text:span><text:a xlink:type="simple" xlink:href="https://www.youtube.com/watch?v=MiEjNFCEMVA"><text:span text:style-name="T8">https://www.youtube.com/watch?v=MiEjNFCEMVA</text:span></text:a><text:span text:style-name="T7"><text:line-break/></text:span><text:a xlink:type="simple" xlink:href="https://www.youtube.com/watch?v=6sSRu0l4M0g"><text:span text:style-name="T8">https://www.youtube.com/watch?v=6sSRu0l4M0g</text:span></text:a><text:span text:style-name="T7"><text:line-break/><text:line-break/></text:span><text:span text:style-name="T9">穎芝   |  2020.06.05 07:22   |   </text:span><text:a xlink:type="simple" xlink:href="http://palinfo.habago.org/Entry?Command=Information_PrintForum&amp;iPage=4#FORUM39433"><text:span text:style-name="T10">#</text:span></text:a></text:p>
      <text:p text:style-name="P5"><text:span text:style-name="T6">一介草民網紅，只是拆穿「霸韓國家隊」的把戲，就要被移送法辦，好一個號稱「言論自由、民主」的國家！</text:span><text:span text:style-name="T7"><text:line-break/><text:line-break/></text:span><text:a xlink:type="simple" xlink:href="https://www.youtube.com/watch?v=Ss0Y1ayFId4"><text:span text:style-name="T8">https://www.youtube.com/watch?v=Ss0Y1ayFId4</text:span></text:a><text:span text:style-name="T7"><text:line-break/></text:span><text:a xlink:type="simple" xlink:href="https://www.youtube.com/watch?v=CvwMRMLrhnE"><text:span text:style-name="T8">https://www.youtube.com/watch?v=CvwMRMLrhnE</text:span></text:a><text:span text:style-name="T7"><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span><text:span text:style-name="T3"><text:line-break/></text:span><text:span text:style-name="T1">我爸老说我，知道的太少而说的太多，这样就是告诉别人我很蠢。我想我还是默默关注好了，不再说一些愚蠢的话。</text:span><text:span text:style-name="T3"><text:line-break/></text:span><text:span text:style-name="T1">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span><text:span text:style-name="T3"><text:line-break/><text:line-break/></text:span><text:span text:style-name="T1">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span><text:span text:style-name="T3"><text:line-break/><text:line-break/></text:span><text:span text:style-name="T1">爭議點：</text:span><text:span text:style-name="T3"><text:line-break/></text:span><text:span text:style-name="T1">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span><text:span text:style-name="T3"><text:line-break/></text:span><text:span text:style-name="T1">參考法條：</text:span><text:span text:style-name="T3"><text:line-break/></text:span><text:span text:style-name="T1">嚴重特殊傳染性肺炎防治及紓困振興特別條例第十四條：散播有關嚴重特殊傳染性肺炎流行疫情之謠言或不實訊息，足生損害於公眾或他人者，處三年以下有期徒刑、拘役或科或併科新臺幣三百萬元以下罰金。</text:span><text:span text:style-name="T3"><text:line-break/><text:line-break/></text:span><text:span text:style-name="T1">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span><text:span text:style-name="T3"><text:line-break/><text:line-break/></text:span><text:span text:style-name="T1">爭議點：</text:span><text:span text:style-name="T3"><text:line-break/></text:span><text:span text:style-name="T1">這應該指的是新黨的王炳忠等人，新黨雖然是小黨，但警察絕對不敢只因言論隨便請去喝茶或限制出境，這會鬧很大；而且限制出境也一定有相當的證據為依據，但還沒有經過法院審理確定之前，還不能說這些人一定有罪。</text:span><text:span text:style-name="T3"><text:line-break/></text:span><text:span text:style-name="T1">對此，台灣媒體的報導：</text:span><text:span text:style-name="T3"><text:line-break/></text:span><text:span text:style-name="T1">「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span><text:span text:style-name="T3"><text:line-break/><text:line-break/></text:span><text:span text:style-name="T1">三、「罷韓那些人渣，最近還冒用法務部的logo製作文宣，公然偽造文書，檢調理當提起公訴，繩之以法，所謂法務部居然說可以原諒他們。原來法律也可以私下原諒。」</text:span><text:span text:style-name="T3"><text:line-break/></text:span><text:span text:style-name="T1">爭議點：</text:span><text:span text:style-name="T3"><text:line-break/></text:span><text:span text:style-name="T1">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span><text:span text:style-name="T3"><text:line-break/><text:line-break/></text:span><text:span text:style-name="T1">法務部長錯在不應該對個案說三道四，不然因行政統屬的關係，基層檢察官偵辦時可能會仰察上意，這是司法行政首長應有的政治道德，行政慣例上也是如此，他應該只回說「待高雄地檢署調查清楚，法務部再表達意見」。</text:span><text:span text:style-name="T3"><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span><text:span text:style-name="T3"><text:line-break/><text:line-break/></text:span><text:span text:style-name="T1">陳真</text:span><text:span text:style-name="T3"><text:line-break/><text:line-break/></text:span><text:span text:style-name="T1">2020. 06. 05.</text:span><text:span text:style-name="T3"><text:line-break/><text:line-break/><text:line-break/></text:span><text:span text:style-name="T1">幾點回應：</text:span><text:span text:style-name="T3"><text:line-break/><text:line-break/></text:span><text:span text:style-name="T1">一，問一個好問題，比只會「覆誦」各種既有的「問題」或「答案」更重要</text:span><text:span text:style-name="T3"><text:line-break/><text:line-break/></text:span><text:span text:style-name="T1">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span><text:span text:style-name="T3"><text:line-break/><text:line-break/></text:span><text:span text:style-name="T1">二，何謂「例子」(case) ？</text:span><text:span text:style-name="T3"><text:line-break/><text:line-break/></text:span><text:span text:style-name="T1">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span><text:span text:style-name="T3"><text:line-break/><text:line-break/></text:span><text:span text:style-name="T1">我對小孩的智能教育也是這麼看待。很多家長急著讓小孩學很多知識，但我覺得與其忙著把東西倒進他的大腦裏，不如讓大腦本身發展出應有的「理性能力」與「智慧空間」，簡單說就是把容器做大，再來填入知識內容也不遲。</text:span><text:span text:style-name="T3"><text:line-break/><text:line-break/></text:span><text:span text:style-name="T1">回台後，我曾試圖用上述第一年的課程方法，教導台大的一些住院醫師，可惜成效不彰，半途而廢，畢竟專科醫師考試不會考這個，學習意願低落。</text:span><text:span text:style-name="T3"><text:line-break/><text:line-break/></text:span><text:span text:style-name="T1">如果有一個好的環境，不拘小學、中學、大學或研究所，我其實很樂意不藏私地把這套方法教給任何一個人，不管是大人或三歲小孩也許都能受用。不過，前提是當事人得「願意」 把他的腦子拿出來使用才行。</text:span><text:span text:style-name="T3"><text:line-break/><text:line-break/></text:span><text:span text:style-name="T1">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span><text:span text:style-name="T3"><text:line-break/><text:line-break/></text:span><text:span text:style-name="T1">老師不但要我忘記哲學，甚至要我「遠離哲學圖書館」。他說：「我是要教你怎麼思考，不是要教你哲學。當你懂得怎麼思考，哲學就根本不是問題了。」</text:span><text:span text:style-name="T3"><text:line-break/><text:line-break/></text:span><text:span text:style-name="T1">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span><text:span text:style-name="T3"><text:line-break/><text:line-break/></text:span><text:span text:style-name="T1">回答這些問題，當然不是憑空瞎掰，而是在整個課程開始之前，老師就會給你一份書單，裏頭有幾十本書，你得先把這些書讀過才行。比方說底下這幾本，不難，但很有啟發性：</text:span><text:span text:style-name="T3"><text:line-break/><text:line-break/></text:span><text:span text:style-name="T1">《Categories and Concepts》：</text:span><text:a xlink:type="simple" xlink:href="https://amzn.to/371ywSO"><text:span text:style-name="T4">https://amzn.to/371ywSO</text:span></text:a><text:span text:style-name="T3"><text:line-break/><text:line-break/></text:span><text:span text:style-name="T1">《Naturalizing Epistemology》：</text:span><text:a xlink:type="simple" xlink:href="https://amzn.to/2Bsoj61"><text:span text:style-name="T4">https://amzn.to/2Bsoj61</text:span></text:a><text:span text:style-name="T3"><text:line-break/><text:line-break/></text:span><text:span text:style-name="T1">《What is a case?》：</text:span><text:a xlink:type="simple" xlink:href="https://stanford.io/2U9OiG0"><text:span text:style-name="T4">https://stanford.io/2U9OiG0</text:span></text:a><text:span text:style-name="T3"><text:line-break/><text:line-break/></text:span><text:span text:style-name="T1">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span><text:span text:style-name="T3"><text:line-break/><text:line-break/></text:span><text:span text:style-name="T1">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span><text:span text:style-name="T3"><text:line-break/><text:line-break/></text:span><text:span text:style-name="T1">三，「言論自由」的咒語</text:span><text:span text:style-name="T3"><text:line-break/><text:line-break/></text:span><text:span text:style-name="T1">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span><text:span text:style-name="T3"><text:line-break/><text:line-break/></text:span><text:span text:style-name="T1">四，中國管控言論之程度，遠遠遠遠遠遠輸給西方與台灣</text:span><text:span text:style-name="T3"><text:line-break/><text:line-break/></text:span><text:span text:style-name="T1">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span><text:span text:style-name="T3"><text:line-break/><text:line-break/></text:span><text:span text:style-name="T1">太複雜的作法我就不說了，光說「消音」這回事，比方說有關阿桑吉的資訊，有關 WSWS 的資料或 RT 的報導，乃至巴勒網，同樣都遭到全面「消毒」或「消音」 ，從言論市場消失。你愛講就去講，麥克風插頭早已拔掉，你只能講給自己聽。</text:span><text:span text:style-name="T3"><text:line-break/><text:line-break/></text:span><text:span text:style-name="T1">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span><text:span text:style-name="T3"><text:line-break/><text:line-break/></text:span><text:span text:style-name="T1">除了永無止盡的全面造謠抹黑扭曲渲染，另一方面則刻意無限吹捧、抬舉各種迎合當道的一些低能人渣與走狗文人之言論，他們稍微放個屁，媒體馬上就大篇幅報導，抬舉為意見領袖。</text:span><text:span text:style-name="T3"><text:line-break/><text:line-break/></text:span><text:span text:style-name="T1">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span><text:span text:style-name="T3"><text:line-break/><text:line-break/></text:span><text:span text:style-name="T1">不光消音，只要對綠色略有不敬，在台灣更會有永無止盡、外人無法想像與忍受的懲罰與報復。</text:span><text:span text:style-name="T3"><text:line-break/><text:line-break/></text:span><text:span text:style-name="T1">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span><text:span text:style-name="T3"><text:line-break/><text:line-break/></text:span><text:span text:style-name="T1">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span><text:span text:style-name="T3"><text:line-break/><text:line-break/></text:span><text:span text:style-name="T1">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span><text:span text:style-name="T3"><text:line-break/><text:line-break/></text:span><text:span text:style-name="T1">我能理解一些人 (例如那位被人渣黨之謝長廷網軍攻擊的台灣駐日外交官) 為何會不堪羞辱毀謗而自殺，因為那樣一種全面性的毀滅性攻擊，根本不是一般人所能承受。</text:span><text:span text:style-name="T3"><text:line-break/><text:line-break/></text:span><text:span text:style-name="T1">如果說你不曾經歷這些事，那是因為你的言論還不夠真實，缺乏實質意義或殺傷力。</text:span><text:span text:style-name="T3"><text:line-break/><text:line-break/></text:span><text:span text:style-name="T1">簡單說，懲罰機制無所不在，中國並沒有比較特別，反而相較之下更為疏漏寬鬆許多，不像西方與台灣之滴水不漏。你看，光是在台灣，幾個人敢公開坦蕩蕩地講一句對綠色不敬的話？稍有不敬，馬上就可能遭到懲罰。</text:span><text:span text:style-name="T3"><text:line-break/><text:line-break/></text:span><text:span text:style-name="T1">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span><text:span text:style-name="T3"><text:line-break/><text:line-break/></text:span><text:span text:style-name="T1">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span><text:span text:style-name="T3"><text:line-break/><text:line-break/></text:span><text:span text:style-name="T1">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span><text:span text:style-name="T3"><text:line-break/><text:line-break/></text:span><text:span text:style-name="T1">五，中西媒體言論品質大不同</text:span><text:span text:style-name="T3"><text:line-break/><text:line-break/></text:span><text:span text:style-name="T1">中西方對於言論的處理方式有一個很大的根本差別就是：中國媒體詳實可信，專業且客觀，但西方媒體卻充滿偏見，擅於扭曲渲染，甚至造謠。至於台灣媒體，那就根本不用提了，那純粹就是一堆有毒的垃圾。</text:span><text:span text:style-name="T3"><text:line-break/><text:line-break/></text:span><text:span text:style-name="T1">六，中國應該加強言論控制與掌握世界媒體話語權</text:span><text:span text:style-name="T3"><text:line-break/><text:line-break/></text:span><text:span text:style-name="T1">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span><text:span text:style-name="T3"><text:line-break/><text:line-break/></text:span><text:span text:style-name="T1">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span><text:span text:style-name="T3"><text:line-break/><text:line-break/></text:span><text:span text:style-name="T1">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span><text:span text:style-name="T3"><text:line-break/><text:line-break/></text:span><text:span text:style-name="T1">七，言論自由是一種手段不是目的</text:span><text:span text:style-name="T3"><text:line-break/><text:line-break/></text:span><text:span text:style-name="T1">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span><text:span text:style-name="T3"><text:line-break/><text:line-break/></text:span><text:span text:style-name="T1">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span><text:span text:style-name="T3"><text:line-break/><text:line-break/></text:span><text:span text:style-name="T1">言論自由不是一種目標，它甚至連做為一種手段的「正面」(positive) 意義都極不明確，甚至可以說不存在。你只能從它的「反面」(negative) 意義去思考它的存在價值，也就是說，究竟我們應該管控言論到何種程度，方才是最有利的？</text:span><text:span text:style-name="T3"><text:line-break/><text:line-break/></text:span><text:span text:style-name="T1">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span><text:span text:style-name="T3"><text:line-break/><text:line-break/></text:span><text:span text:style-name="T1">但是，美國之全盤控制世界媒體與言論，卻不是基於利他原則，不是基於保護絕大多數人的安全，而是為了保護極少數、幾乎是屈指可數的極少數人之既得利益，甚且長年拿來做為一種侵略工具，妖魔化異己，進行宣傳戰。</text:span><text:span text:style-name="T3"><text:line-break/><text:line-break/></text:span><text:span text:style-name="T1">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span><text:span text:style-name="T3"><text:line-break/><text:line-break/></text:span><text:span text:style-name="T1">此事之荒唐，會很難理解嗎？什麼狀況下應該採取什麼樣的手段，那才是討論事情應有的方式。手段就是手段，手段不會變成目的本身。</text:span><text:span text:style-name="T3"><text:line-break/><text:line-break/></text:span><text:span text:style-name="T1">八，美國及西方以「言論」做為一種侵略工具</text:span><text:span text:style-name="T3"><text:line-break/><text:line-break/></text:span><text:span text:style-name="T1">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span><text:span text:style-name="T3"><text:line-break/><text:line-break/></text:span><text:span text:style-name="T1">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span><text:span text:style-name="T3"><text:line-break/><text:line-break/></text:span><text:span text:style-name="T1">我那時候還不懂美國之恐怖，還很單純，真是百思不解。我還特地寫信問一位從事國際人權工作的好朋友，問他這是什麼回事？他沒直接回答。因為我想連他也不知道為何主流媒體突然關心阿富汗的女權問題。</text:span><text:span text:style-name="T3"><text:line-break/><text:line-break/></text:span><text:span text:style-name="T1">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span><text:span text:style-name="T3"><text:line-break/><text:line-break/></text:span><text:span text:style-name="T1">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span><text:span text:style-name="T3"><text:line-break/><text:line-break/></text:span><text:span text:style-name="T1">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span><text:span text:style-name="T3"><text:line-break/><text:line-break/></text:span><text:span text:style-name="T1">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span><text:span text:style-name="T3"><text:line-break/><text:line-break/></text:span><text:span text:style-name="T1">面對這樣一種刻意操作的宣傳戰，中國不想辦法謹慎應對，難道還要把已經所剩無幾的「真實言論空間」也要開門揖盜，拱手讓人，任其造謠生事，胡作非為？</text:span><text:span text:style-name="T3"><text:line-break/><text:line-break/></text:span><text:span text:style-name="T1">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span><text:span text:style-name="T3"><text:line-break/><text:line-break/></text:span><text:span text:style-name="T1">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span><text:span text:style-name="T3"><text:line-break/><text:line-break/></text:span><text:span text:style-name="T1">九，言論管控就像一種白血球</text:span><text:span text:style-name="T3"><text:line-break/><text:line-break/></text:span><text:span text:style-name="T1">言論管控就像一種白血球  ，要有殺菌功能，否則穩死無疑。中國的「白血球」不是太多，而是太少。</text:span><text:span text:style-name="T3"><text:line-break/><text:line-break/></text:span><text:span text:style-name="T1">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span><text:span text:style-name="T3"><text:line-break/><text:line-break/></text:span><text:span text:style-name="T1">白血球太多，叫做血癌，但若太少，百毒馬上入侵，死得更快。最好的作法是審度時勢，合理管控。更重要的是，管控的目的是為了保障所有人的福祉與安全及生存環境的穩定發展。中國在這方面做得太鬆，而非太緊。</text:span><text:span text:style-name="T3"><text:line-break/><text:line-break/></text:span><text:span text:style-name="T1">十，所謂「民主自由與人權」是一種仇中反華的鬥爭工具</text:span><text:span text:style-name="T3"><text:line-break/><text:line-break/></text:span><text:span text:style-name="T1">地方上一些拆遷問題，居然能無限上綱到「必須消滅共產黨」，那不是存心胡扯嗎？反拆遷是假，藉機煽動製造動亂醜化中國才是目的。這類手法在台灣太多太多了。</text:span><text:span text:style-name="T3"><text:line-break/><text:line-break/></text:span><text:span text:style-name="T1">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span><text:span text:style-name="T3"><text:line-break/><text:line-break/></text:span><text:span text:style-name="T1">這些仇中反華戲碼，全非偶然，也不是人渣黨主導，而是CIA一手策畫。</text:span><text:span text:style-name="T3"><text:line-break/><text:line-break/></text:span><text:span text:style-name="T1">十一，其它</text:span><text:span text:style-name="T3"><text:line-break/><text:line-break/></text:span><text:span text:style-name="T1">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span><text:span text:style-name="T3"><text:line-break/><text:line-break/></text:span><text:span text:style-name="T1">基本上你搞錯了，李醫師是在私群裡說的沒錯，但卻是私群的人將其散播出去，因此才會被請去喝茶開訓誡的</text:span><text:span text:style-name="T3"><text:line-break/><text:line-break/></text:span><text:span text:style-name="T1">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span><text:span text:style-name="T3"><text:line-break/></text:span><text:span text:style-name="T1">以下是第一頁的標題</text:span><text:span text:style-name="T3"><text:line-break/><text:line-break/></text:span><text:span text:style-name="T1">天津消防烈士母亲产下龙凤胎：最忧心负担不起</text:span><text:span text:style-name="T3"><text:line-break/><text:line-break/></text:span><text:span text:style-name="T1">战士天津大爆炸牺牲两年后，母亲诞下龙凤胎</text:span><text:span text:style-name="T3"><text:line-break/><text:line-break/></text:span><text:span text:style-name="T1">天津港爆炸事故保险已赔付81亿</text:span><text:span text:style-name="T3"><text:line-break/><text:line-break/></text:span><text:span text:style-name="T1">天津港一堆放万吨废纸货场发生大火 持续8小时</text:span><text:span text:style-name="T3"><text:line-break/><text:line-break/></text:span><text:span text:style-name="T1">天津港爆炸案一审宣判 瑞海董事长被判死缓</text:span><text:span text:style-name="T3"><text:line-break/><text:line-break/></text:span><text:span text:style-name="T1">习近平签命令 救援天津爆炸的防化团记一等功</text:span><text:span text:style-name="T3"><text:line-break/><text:line-break/></text:span><text:span text:style-name="T1">天津市长黄兴国到天津港检查安全生产工作</text:span><text:span text:style-name="T3"><text:line-break/><text:line-break/></text:span><text:span text:style-name="T1">为“找回”牺牲的儿子 43岁母亲产下男婴</text:span><text:span text:style-name="T3"><text:line-break/><text:line-break/></text:span><text:span text:style-name="T1">天津港董事长张丽丽被撤销党内职务</text:span><text:span text:style-name="T3"><text:line-break/><text:line-break/></text:span><text:span text:style-name="T1">天津爆炸案致苏黎世保险巨亏 CEO自</text:span><text:span text:style-name="T5">杀</text:span><text:span text:style-name="T3"><text:line-break/><text:line-break/></text:span><text:span text:style-name="T1">天津港爆炸质损车入市：切诺基5折出售 1天卖400台</text:span><text:span text:style-name="T3"><text:line-break/><text:line-break/></text:span><text:span text:style-name="T1">天津滨海重化工项目启动搬迁天津爆炸报告建议处分5名省部级官员</text:span><text:span text:style-name="T3"><text:line-break/><text:line-break/></text:span><text:span text:style-name="T1">天津爆炸调查报告：硝化棉高温自燃引发事故</text:span><text:span text:style-name="T3"><text:line-break/><text:line-break/></text:span><text:span text:style-name="T1">利用天津爆炸事故骗捐 女子被判三年</text:span><text:span text:style-name="T3"><text:line-break/><text:line-break/></text:span><text:span text:style-name="T1">2015，中国十大最美背影</text:span><text:span text:style-name="T3"><text:line-break/><text:line-break/></text:span><text:span text:style-name="T1">一部微电影，记录了那个让全中国揪心的真实故事</text:span><text:span text:style-name="T3"><text:line-break/><text:line-break/></text:span><text:span text:style-name="T1">十三五规划起草遇天津爆炸 习近平要求增加安全生产内容</text:span><text:span text:style-name="T3"><text:line-break/><text:line-break/></text:span><text:span text:style-name="T1">天津港总裁终被免 此前已被立案侦查</text:span><text:span text:style-name="T3"><text:line-break/><text:line-break/></text:span><text:span text:style-name="T1">“不管涉及到谁，该撤职的撤职！”</text:span><text:span text:style-name="T3"><text:line-break/><text:line-break/></text:span><text:span text:style-name="T1">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span><text:span text:style-name="T3"><text:line-break/><text:line-break/></text:span><text:span text:style-name="T1">觀察者網上有關天津港爆炸案，竟然成立專頁追蹤報導，裡面10幾20條新聞。</text:span><text:span text:style-name="T3"><text:line-break/></text:span><text:a xlink:type="simple" xlink:href="https://www.guancha.cn/TianJinBinHaiXinQuBaoZha?web"><text:span text:style-name="T4">https://www.guancha.cn/TianJinBinHaiXinQuBaoZha?web</text:span></text:a><text:span text:style-name="T3"><text:line-break/><text:line-break/></text:span><text:span text:style-name="T1">劉旭，你讀讀法院的宣判，跟你說的不一樣</text:span><text:span text:style-name="T3"><text:line-break/><text:line-break/></text:span><text:span text:style-name="T1">觀察者網</text:span><text:span text:style-name="T3"><text:line-break/></text:span><text:a xlink:type="simple" xlink:href="https://www.guancha.cn/FaZhi/2016_11_09_380028.shtml"><text:span text:style-name="T4">https://www.guancha.cn/FaZhi/2016_11_09_380028.shtml</text:span></text:a><text:span text:style-name="T3"><text:line-break/><text:line-break/></text:span><text:span text:style-name="T1">天津港爆炸案一审宣判 瑞海董事长被判死缓</text:span><text:span text:style-name="T3"><text:line-break/></text:span><text:span text:style-name="T1">2016-11-09 来源：新华网</text:span><text:span text:style-name="T3"><text:line-break/></text:span><text:span text:style-name="T1">关键字: 天津港爆炸案一审宣判瑞海瑞海董事长于学伟死缓</text:span><text:span text:style-name="T3"><text:line-break/></text:span><text:span text:style-name="T1">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span><text:span text:style-name="T3"><text:line-break/><text:line-break/></text:span><text:span text:style-name="T1">圖 天津港爆炸现场</text:span><text:span text:style-name="T3"><text:line-break/><text:line-break/></text:span><text:span text:style-name="T1">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span><text:span text:style-name="T3"><text:line-break/><text:line-break/></text:span><text:span text:style-name="T1">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span><text:span text:style-name="T3"><text:line-break/><text:line-break/></text:span><text:span text:style-name="T1">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span><text:span text:style-name="T3"><text:line-break/><text:line-break/></text:span><text:span text:style-name="T1">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span><text:span text:style-name="T3"><text:line-break/><text:line-break/></text:span><text:span text:style-name="T1">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span><text:span text:style-name="T3"><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span><text:span text:style-name="T3"><text:line-break/></text:span><text:span text:style-name="T1">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span><text:span text:style-name="T3"><text:line-break/></text:span><text:span text:style-name="T1">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span><text:span text:style-name="T3"><text:line-break/></text:span><text:span text:style-name="T1">第一类就是像郭文貴，王丹这种伪君子真小人，扯大皮，与西方反华势力勾结，完全以反中反华为职业，台湾和香港的很多政客也属于此类，以民主自由为皮，专门从事破坏中国的事情。</text:span><text:span text:style-name="T3"><text:line-break/></text:span><text:span text:style-name="T1">这类人基本上属于跳梁小丑，危害性反而没有那么大。</text:span><text:span text:style-name="T3"><text:line-break/><text:line-break/></text:span><text:span text:style-name="T1">第二类就是像是刘晓波那样的，接受一些西方思维的影响，思维偏执，一心想要在中国实现一个他们理想中的社会。</text:span><text:span text:style-name="T3"><text:line-break/></text:span><text:span text:style-name="T1">这类人是中共要防范的重点，也是西方反华势力想要利用的重点对象，这类人最容易在国内发展出大量信徒，控制不好就会出大事情。</text:span><text:span text:style-name="T3"><text:line-break/><text:line-break/><text:line-break/></text:span><text:span text:style-name="T1">第三类就是被西方意识形态影响，口里喜欢喊民主自由人权，但是毕竟以生活为重，也就嘴巴里面喊喊而已，要形成力量，是要看舆论氛围乌合之众的力量。第二类人是第三类人的领导者，第三类人是第二类人的信徒。</text:span><text:span text:style-name="T3"><text:line-break/></text:span><text:span text:style-name="T1">第三类人在当今中国，数量应该还是比较庞大的。</text:span><text:span text:style-name="T3"><text:line-break/><text:line-break/></text:span><text:span text:style-name="T1">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span><text:span text:style-name="T3"><text:line-break/></text:span><text:span text:style-name="T1">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span><text:span text:style-name="T3"><text:line-break/></text:span><text:span text:style-name="T1">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span><text:span text:style-name="T3"><text:line-break/></text:span><text:span text:style-name="T1">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span><text:span text:style-name="T3"><text:line-break/></text:span><text:span text:style-name="T1">你說爆炸案大陸媒體只會單方面報導云云，是哪件爆炸案如此?有一分證據說一分話，你可以提供新聞連結嗎?我很閒，可以幫忙找觀察網對照看看。至於李文亮醫師。我就ERRR !</text:span><text:span text:style-name="T3"><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span><text:span text:style-name="T3"><text:line-break/><text:line-break/></text:span><text:span text:style-name="T1">套一句劉旭的邏輯: 要一點說話的分寸，和絕對的言論箝制劃不上等號，不是嗎?</text:span><text:span text:style-name="T3"><text:line-break/><text:line-break/></text:span><text:span text:style-name="T1">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span><text:span text:style-name="T3"><text:line-break/><text:line-break/></text:span><text:span text:style-name="T1">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span><text:span text:style-name="T3"><text:line-break/><text:line-break/></text:span><text:span text:style-name="T1">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span><text:span text:style-name="T3"><text:line-break/><text:line-break/></text:span><text:span text:style-name="T1">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span><text:span text:style-name="T3"><text:line-break/><text:line-break/></text:span><text:span text:style-name="T1">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span><text:span text:style-name="T3"><text:line-break/></text:span><text:span text:style-name="T1">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span><text:span text:style-name="T3"><text:line-break/></text:span><text:span text:style-name="T1">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span><text:span text:style-name="T3"><text:line-break/></text:span><text:span text:style-name="T1">路口號誌上的監視器，一般是用来监控交通违章用的，有些地方也有可能治安管理需要。</text:span><text:span text:style-name="T3"><text:line-break/></text:span><text:span text:style-name="T1">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span><text:span text:style-name="T3"><text:line-break/><text:line-break/></text:span><text:span text:style-name="T1">据我的了解，你那位朋友应该是言过其实，一般人私下聊天，没人会管你那么多！</text:span><text:span text:style-name="T3"><text:line-break/></text:span><text:span text:style-name="T1">但是，比较知名的人物，比如前面提到的“華涌”，可能会被重点关注！开始的时候可能会那种“请喝茶”，“讲道理”，但是，次数多了，说服不了，就前面提到了，可能会有行政手段，比如前面提到的“華涌”那种失去工作。</text:span><text:span text:style-name="T3"><text:line-break/></text:span><text:span text:style-name="T1">再进一步，严重一点，像刘晓波那样的，有实际的反政府行动，可能就被抓审判了，像刘晓波老婆那样的，如果没有什么行动一般也不会抓你，但是可能会被重点关注。</text:span><text:span text:style-name="T3"><text:line-break/><text:line-break/></text:span><text:span text:style-name="T1">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span><text:span text:style-name="T3"><text:line-break/><text:line-break/></text:span><text:span text:style-name="T1">那個時候朋友開車載我跟女友從大馬路過去，路口號誌上有監視器，他說那個監視器可以同時監聽到我們車內說的話，如果講些比較敏感的政治話題，可能會被聽到。他說科技進步很好，可是這方面的進步就不必了。</text:span><text:span text:style-name="T3"><text:line-break/><text:line-break/></text:span><text:span text:style-name="T1">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span><text:span text:style-name="T3"><text:line-break/></text:span><text:span text:style-name="T1">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span><text:span text:style-name="T3"><text:line-break/><text:line-break/></text:span><text:span text:style-name="T1">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span text:style-name="T3"><text:line-break/><text:line-break/></text:span><text:span text:style-name="T1">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span><text:span text:style-name="T3"><text:line-break/><text:line-break/></text:span><text:span text:style-name="T1">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span><text:span text:style-name="T3"><text:line-break/><text:line-break/></text:span><text:span text:style-name="T1">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span><text:span text:style-name="T3"><text:line-break/><text:line-break/></text:span><text:span text:style-name="T1">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span><text:span text:style-name="T3"><text:line-break/><text:line-break/></text:span><text:span text:style-name="T1">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span><text:span text:style-name="T3"><text:line-break/><text:line-break/></text:span><text:span text:style-name="T1">言論管控不管用什麼方式，最大的壓迫其實來自於那些「相信政府相信黨」的民眾，他們壓根相信某些言論不能允許，那會造成國家的毀滅、「賣台」，所以對於這些「異己」要徹底打壓，而且打壓時會覺得自己「好正義」「好愛國」。</text:span><text:span text:style-name="T3"><text:line-break/><text:line-break/></text:span><text:span text:style-name="T1">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span><text:span text:style-name="T3"><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span><text:span text:style-name="T3"><text:line-break/></text:span><text:span text:style-name="T1">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span><text:span text:style-name="T3"><text:line-break/></text:span><text:span text:style-name="T1">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span><text:span text:style-name="T3"><text:line-break/></text:span><text:span text:style-name="T1">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span><text:span text:style-name="T3"><text:line-break/></text:span><text:span text:style-name="T1">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span><text:span text:style-name="T3"><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span><text:span text:style-name="T3"><text:line-break/><text:line-break/></text:span><text:span text:style-name="T1">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span><text:span text:style-name="T3"><text:line-break/><text:line-break/></text:span><text:span text:style-name="T1">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span><text:span text:style-name="T3"><text:line-break/><text:line-break/></text:span><text:span text:style-name="T1">再以美国为例，它应该是西方宪政体制一个典型吧？ 它在全世界发动的战争，给世界所作的那些恶，都是通过“民主”授权的，不是吗？</text:span><text:span text:style-name="T3"><text:line-break/></text:span><text:span text:style-name="T1">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span><text:span text:style-name="T3"><text:line-break/></text:span><text:span text:style-name="T1">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span><text:span text:style-name="T3"><text:line-break/><text:line-break/></text:span><text:span text:style-name="T1">你说的定期民主選舉、權力分立、監督、法治、立法原則、政治道德等等，这些机制能够良好运作，终究还是要取决于其中的人，依然无法解决“多数人的愚蠢”或者“多数人的暴力”问题！</text:span><text:span text:style-name="T3"><text:line-break/></text:span><text:span text:style-name="T1">就以台湾为例，当前的台湾的立法，監督，定期民主選舉这些，基本上都是服从党意不是嘛？除了一个定期民主選舉，其它方面没有感觉与中国大陆的一党专政有本质区别！</text:span><text:span text:style-name="T3"><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span><text:span text:style-name="T3"><text:line-break/><text:line-break/></text:span><text:span text:style-name="T1">這有什麼好佩服的呢？如您所說，台灣法律界還是有百分之９以下不親綠呀！法律界所學所知，從「聽其言」來說，親綠很正常；從「觀其行」這面，對綠營就會一直以甘寧為吾師了（「甘寧老師」是台灣髒話，大陸同胞不要學）。</text:span><text:span text:style-name="T3"><text:line-break/><text:line-break/></text:span><text:span text:style-name="T1">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span><text:span text:style-name="T3"><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span><text:span text:style-name="T3"><text:line-break/><text:line-break/></text:span><text:span text:style-name="T1">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span><text:span text:style-name="T3"><text:line-break/><text:line-break/></text:span><text:span text:style-name="T1">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span><text:span text:style-name="T3"><text:line-break/><text:line-break/></text:span><text:span text:style-name="T1">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span><text:span text:style-name="T3"><text:line-break/><text:line-break/></text:span><text:span text:style-name="T1">回到你說的，你說</text:span><text:span text:style-name="T3"><text:line-break/><text:line-break/></text:span><text:span text:style-name="T1">"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span><text:span text:style-name="T3"><text:line-break/></text:span><text:span text:style-name="T1">而当时报道的人，反对的不是拆迁，而是反对的暴力蛮横的拆迁。而报道的后果，被当地机关政府，以各种手段找麻烦。"</text:span><text:span text:style-name="T3"><text:line-break/><text:line-break/></text:span><text:span text:style-name="T1">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span><text:span text:style-name="T3"><text:line-break/><text:line-break/></text:span><text:span text:style-name="T1">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span><text:span text:style-name="T3"><text:line-break/><text:line-break/></text:span><text:span text:style-name="T1">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span><text:span text:style-name="T3"><text:line-break/><text:line-break/></text:span><text:span text:style-name="T1">我無意說服誰，因為我知道每個人都有自己一套看待世界的方式，而且很難改變，除非一個人自己願意改變。但世上不過一個理字，很多時候想清楚一件事畢竟比發洩情緒更重要。</text:span><text:span text:style-name="T3"><text:line-break/><text:line-break/></text:span><text:span text:style-name="T1">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span><text:span text:style-name="T3"><text:line-break/></text:span><text:span text:style-name="T1">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span><text:span text:style-name="T3"><text:line-break/><text:line-break/></text:span><text:span text:style-name="T1">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span><text:span text:style-name="T3"><text:line-break/><text:line-break/></text:span><text:span text:style-name="T1">上面的問題，我還在瞭解中，但您似乎還是繞著西方民主的起源及弊病打轉，我就先把我目前瞭解所得簡略剪貼出來，免得咱倆誤入歧途沒有對焦。</text:span><text:span text:style-name="T3"><text:line-break/><text:line-break/></text:span><text:span text:style-name="T1">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span><text:span text:style-name="T3"><text:line-break/><text:line-break/></text:span><text:span text:style-name="T1">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span><text:span text:style-name="T3"><text:line-break/><text:line-break/></text:span><text:span text:style-name="T1">還有底下的重要原則：</text:span><text:span text:style-name="T3"><text:line-break/><text:line-break/></text:span><text:span text:style-name="T1">分權制約：權力加以配置並對權力的運行進行有效制約，必須堅持權責法定，健全分事行權、分崗設權、分級授權、定期輪崗制度，明晰權力邊界工作流程，強化權力制約。</text:span><text:span text:style-name="T3"><text:line-break/><text:line-break/></text:span><text:span text:style-name="T1">公開透明：增強公開性、透明度。鑒於此，必須落實黨務等各領域辦事公開制度，積極推進電子政務建設，做到規則公開、程序公開、結果公開，以公開促公正、以透明保廉潔。</text:span><text:span text:style-name="T3"><text:line-break/><text:line-break/></text:span><text:span text:style-name="T1">決策理性民主：要在重大問題的決策程序上，真正做到科學決策、民主決策、依法決策。要推行社會聽証、專家咨詢等制度，增強決策透明度和公眾參與度。</text:span><text:span text:style-name="T3"><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span><text:span text:style-name="T3"><text:line-break/><text:line-break/></text:span><text:a xlink:type="simple" xlink:href="https://bbs.saraba1st.com/2b/thread-1938438-1-1.html"><text:span text:style-name="T4">https://bbs.saraba1st.com/2b/thread-1938438-1-1.html</text:span></text:a><text:span text:style-name="T3"><text:line-break/></text:span><text:span text:style-name="T1">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span><text:span text:style-name="T3"><text:line-break/><text:line-break/></text:span><text:span text:style-name="T1">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span><text:span text:style-name="T3"><text:line-break/></text:span><text:span text:style-name="T1">中国**以马克思列宁主义、**思想、**理论、“**”重要思想、科学发展观及**新时代中国特色社会主义思想作为自己的行动指南，最终目的是实现**主义的社会制度。中国**领导是中国特色社会主义最本质的特征。</text:span><text:span text:style-name="T3"><text:line-break/><text:line-break/></text:span><text:span text:style-name="T1">**公民有言论、出版、**、结社、**、**的自由</text:span><text:span text:style-name="T3"><text:line-break/><text:line-break/></text:span><text:span text:style-name="T1">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4">https://www.tandfonline.com/doi/abs/10.1080/1369118X.2018.1476576</text:span></text:a><text:span text:style-name="T3"><text:line-break/></text:span><text:span text:style-name="T1">Chinese computational propaganda: automation, algorithms and the manipulation of information about Chinese politics on Twitter and Weibo</text:span><text:span text:style-name="T3"><text:line-break/><text:line-break/></text:span><text:span text:style-name="T1">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span><text:span text:style-name="T3"><text:line-break/><text:line-break/></text:span><text:a xlink:type="simple" xlink:href="https://www.zhihu.com/question/397221243/answer/1247409689"><text:span text:style-name="T4">https://www.zhihu.com/question/397221243/answer/1247409689</text:span></text:a><text:span text:style-name="T3"><text:line-break/></text:span><text:span text:style-name="T1">最近在赞比亚有三个中国人被残忍</text:span><text:span text:style-name="T5">杀</text:span><text:span text:style-name="T1">害，而赞比亚人对主流媒体中铺天盖地的反中信息照单全收的脑残更是数不胜数。</text:span><text:span text:style-name="T3"><text:line-break/><text:line-break/></text:span><text:span text:style-name="T1">脑残才是一种普世现象，不因肤色种族国籍而有所不同。</text:span><text:span text:style-name="T3"><text:line-break/><text:line-break/></text:span><text:span text:style-name="T1">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span><text:span text:style-name="T3"><text:line-break/></text:span><text:span text:style-name="T1">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span><text:span text:style-name="T3"><text:line-break/></text:span><text:span text:style-name="T1">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span><text:span text:style-name="T3"><text:line-break/></text:span><text:span text:style-name="T1">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span><text:span text:style-name="T3"><text:line-break/><text:line-break/></text:span><text:span text:style-name="T1">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span><text:span text:style-name="T3"><text:line-break/><text:line-break/></text:span><text:span text:style-name="T1">&gt;&gt;刘旭，</text:span><text:span text:style-name="T3"><text:line-break/></text:span><text:span text:style-name="T1">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span><text:span text:style-name="T3"><text:line-break/><text:line-break/></text:span><text:span text:style-name="T1">北京当局应对火灾隐泛的政策可能有一些不足，但是如果让人利用此一事件时间放大渲染，做政治炒作，那我也是不赞同的</text:span><text:span text:style-name="T3"><text:line-break/><text:line-break/><text:line-break/></text:span><text:span text:style-name="T1">你說的是對的，我去年到北京旅遊，北京朋友開車載我回旅館途中有經過那塊地區</text:span><text:span text:style-name="T3"><text:line-break/></text:span><text:span text:style-name="T1">他有對有解釋了這件事的來龍去脈</text:span><text:span text:style-name="T3"><text:line-break/><text:line-break/></text:span><text:span text:style-name="T1">我朋友是老北京人</text:span><text:span text:style-name="T3"><text:line-break/></text:span><text:span text:style-name="T1">他說的跟你講的並無太大差異</text:span><text:span text:style-name="T3"><text:line-break/></text:span><text:span text:style-name="T1">他也提到這種火災隱憂本來就該好好處理，不然到時哪天發生大火，眾人又是另番說法罵政府了。</text:span><text:span text:style-name="T3"><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span><text:span text:style-name="T3"><text:line-break/><text:line-break/></text:span><text:span text:style-name="T1">一，</text:span><text:span text:style-name="T3"><text:line-break/><text:line-break/></text:span><text:span text:style-name="T1">陳文茜如果講那樣，什麼「玻利維亞總統做得很好，但是因為執政太久所以討人厭就被人民驅逐下台」，那當然就是在鬼扯蛋，怎麼會沒問題？講那樣不是很蠢很外行嗎？這些名嘴，每天胡說八道，信口開河，卻個個成為億萬富翁。</text:span><text:span text:style-name="T3"><text:line-break/><text:line-break/></text:span><text:span text:style-name="T1">只要稍微有點國際常識的人，我想應該都不會從陳文茜那邊學習國際知識才對，那不就越學越倒退嗎？</text:span><text:span text:style-name="T3"><text:line-break/><text:line-break/></text:span><text:span text:style-name="T1">關於美國在玻利維亞發動政變，我有幾篇翻譯文字，請參考：</text:span><text:span text:style-name="T3"><text:line-break/><text:line-break/></text:span><text:a xlink:type="simple" xlink:href="https://bit.ly/2U6R0fj"><text:span text:style-name="T4">https://bit.ly/2U6R0fj</text:span></text:a><text:span text:style-name="T1"> </text:span><text:span text:style-name="T3"><text:line-break/><text:line-break/></text:span><text:a xlink:type="simple" xlink:href="https://bit.ly/2BuWIBl"><text:span text:style-name="T4">https://bit.ly/2BuWIBl</text:span></text:a><text:span text:style-name="T3"><text:line-break/><text:line-break/></text:span><text:a xlink:type="simple" xlink:href="https://bit.ly/2XXz73D"><text:span text:style-name="T4">https://bit.ly/2XXz73D</text:span></text:a><text:span text:style-name="T3"><text:line-break/><text:line-break/></text:span><text:span text:style-name="T1">二，</text:span><text:span text:style-name="T3"><text:line-break/><text:line-break/></text:span><text:span text:style-name="T1">欧阳阳寫的 (或轉貼的？) 蘇格拉底也是胡扯。蘇格拉底怎麼會「主張民主」？更不可能把所謂民主和「真理」畫等號。這太離譜了。那差不多就等於說「陳真熱愛人渣黨」一樣荒唐。</text:span><text:span text:style-name="T3"><text:line-break/><text:line-break/></text:span><text:span text:style-name="T1">大家寫東西或貼東西請註明清楚，若是轉貼，務必註明轉貼。而且，最好要自己先查證一下內容，畢竟我沒有時間亦無意願去做這類事實審查。</text:span><text:span text:style-name="T3"><text:line-break/><text:line-break/></text:span><text:span text:style-name="T1">三，</text:span><text:span text:style-name="T3"><text:line-break/><text:line-break/></text:span><text:span text:style-name="T1">台灣自我催眠「全世界都在看自己」，「全世界都好佩服自已」，由來已久，從蔣家年代到現在始終都是搞這一套，自欺欺人說台灣或台灣人多麼不同凡響，全世界看到我們都肅然起敬云云。只有極重度腦殘會相信這個。</text:span><text:span text:style-name="T3"><text:line-break/><text:line-break/></text:span><text:span text:style-name="T1">四，</text:span><text:span text:style-name="T3"><text:line-break/><text:line-break/></text:span><text:span text:style-name="T1">學歷不是反映智商，而是反映社經條件。特別是「教改」之後，更是如此。</text:span><text:span text:style-name="T3"><text:line-break/><text:line-break/></text:span><text:span text:style-name="T1">高等教育需要一種門檻，估計智商需要大概一百以上，就足以念台灣或世界上任何一所大學。兩者並非線性關係。</text:span><text:span text:style-name="T3"><text:line-break/><text:line-break/></text:span><text:span text:style-name="T1">高智商者只有極少數，但這不保證他可以有好學歷。</text:span><text:span text:style-name="T3"><text:line-break/><text:line-break/></text:span><text:span text:style-name="T1">十三年前回國後，在台大雲林分院工作，經常聽到院方在講世界排名，有些人講得眉飛色舞，其實台大只是排一百多名，這有什麼值得興奮的嗎？比賽當然是只看前幾名，哪有人考一百多名還很興奮的？</text:span><text:span text:style-name="T3"><text:line-break/><text:line-break/></text:span><text:span text:style-name="T1">我姐嫁到日本四十年，幾個小孩一句中文也不會講。幾年前，聽她講起一件事，覺得很好笑。話說當時日本電視台有個節目，報導了東京大學當年的世界大學排名是十七名，比一百多名的台大厲害吧？</text:span><text:span text:style-name="T3"><text:line-break/><text:line-break/></text:span><text:span text:style-name="T1">但是，報導一出，卻群情嘩然，很多日本人大吃一驚，很詫異：「啥咪！第17名！我還以為東京大學平常那麼跩是因為它是世界第一，原來只是第17名！！」。這意思是說，第17名是在跩個什麼碗糕？</text:span><text:span text:style-name="T3"><text:line-break/><text:line-break/></text:span><text:span text:style-name="T1">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span><text:span text:style-name="T3"><text:line-break/><text:line-break/></text:span><text:span text:style-name="T1">五，</text:span><text:span text:style-name="T3"><text:line-break/><text:line-break/></text:span><text:span text:style-name="T1">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span><text:span text:style-name="T3"><text:line-break/><text:line-break/></text:span><text:span text:style-name="T1">"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span><text:span text:style-name="T3"><text:line-break/></text:span><text:span text:style-name="T1">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span><text:span text:style-name="T3"><text:line-break/></text:span><text:span text:style-name="T1">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span><text:span text:style-name="T3"><text:line-break/></text:span><text:span text:style-name="T1">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span><text:span text:style-name="T3"><text:line-break/><text:line-break/></text:span><text:span text:style-name="T1">现在，很多国家施行以全民投票的方式来进行政权更替，看上去好像是降低了纠错的代价，但是如果是“人民”本身犯下的错误，要以什么方式来纠错，这是一个问题！也就是如何解决“多数人的愚蠢”或者“多数人的暴力”问题？</text:span><text:span text:style-name="T3"><text:line-break/><text:line-break/></text:span><text:span text:style-name="T1">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span><text:span text:style-name="T3"><text:line-break/><text:line-break/></text:span><text:span text:style-name="T1">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span><text:span text:style-name="T3"><text:line-break/><text:line-break/><text:line-break/><text:line-break/></text:span><text:span text:style-name="T1">伯利克里执政时以民主政治为核心展开建设，使民主制度得到空前的发展，同时带动了国家的经济发展，增强军事实力，使希腊成为海上的霸主。</text:span><text:span text:style-name="T3"><text:line-break/></text:span><text:span text:style-name="T1">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span><text:span text:style-name="T3"><text:line-break/><text:line-break/></text:span><text:span text:style-name="T1">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span><text:span text:style-name="T3"><text:line-break/></text:span><text:span text:style-name="T1">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span><text:span text:style-name="T3"><text:line-break/><text:line-break/></text:span><text:span text:style-name="T1">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span><text:span text:style-name="T3"><text:line-break/></text:span><text:span text:style-name="T1">据说，宣判之后他的学生柏拉图曾劝苏格拉底逃跑，被他所拒绝了。他说：民主是我主张的，现在民主投票判处我死，我宁愿接受这个判决。我如果跑了将没有人再相信真理。</text:span><text:span text:style-name="T3"><text:line-break/><text:line-break/></text:span><text:span text:style-name="T1">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span><text:span text:style-name="T3"><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span><text:span text:style-name="T3"><text:line-break/></text:span><text:span text:style-name="T1">《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span><text:span text:style-name="T3"><text:line-break/><text:line-break/></text:span><text:span text:style-name="T1">《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span><text:span text:style-name="T3"><text:line-break/></text:span><text:span text:style-name="T1">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span><text:span text:style-name="T3"><text:line-break/><text:line-break/></text:span><text:span text:style-name="T1">學歷高低其實並不能反映邏輯能力的高低，尤其當一個人的三觀已經固定的時候，你很難改變他看世界的方式。我有許多學弟妹都非常優秀，我是指在專業學科方面，能念到台大基本上在某些學科方面是數一數二的。</text:span><text:span text:style-name="T3"><text:line-break/><text:line-break/></text:span><text:span text:style-name="T1">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span><text:span text:style-name="T3"><text:line-break/><text:line-break/></text:span><text:span text:style-name="T1">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span><text:span text:style-name="T3"><text:line-break/><text:line-break/></text:span><text:span text:style-name="T1">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span><text:span text:style-name="T3"><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span><text:span text:style-name="T3"><text:line-break/></text:span><text:span text:style-name="T1">聊一聊我对台湾的刻板印象。</text:span><text:span text:style-name="T3"><text:line-break/></text:span><text:span text:style-name="T1">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span><text:span text:style-name="T3"><text:line-break/></text:span><text:span text:style-name="T1">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span><text:span text:style-name="T3"><text:line-break/></text:span><text:span text:style-name="T1">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span><text:span text:style-name="T3"><text:line-break/><text:line-break/></text:span><text:span text:style-name="T1">上次提到「霸道之術」，這次提「王道之術」，當年國共金門砲戰有一則笑話：</text:span><text:span text:style-name="T3"><text:line-break/><text:line-break/></text:span><text:span text:style-name="T1">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span><text:span text:style-name="T3"><text:line-break/><text:line-break/></text:span><text:span text:style-name="T1">陳真兄上次也提到美國的不對稱戰爭。而中共也提倡不對稱戰爭，其中有一個戰略「你打你的，我打我的」。</text:span><text:span text:style-name="T3"><text:line-break/><text:line-break/></text:span><text:span text:style-name="T1">從「王道之術」來看，還是要準備萬炮齊發的陣勢，甚至指揮員的手還是要隨時舉著，但是萬一台灣要真是獨立了，就一個「王道」者來說，打不打？打哪裡？要打誰？中國還要和平崛起嗎？到時再見真章。</text:span><text:span text:style-name="T3"><text:line-break/><text:line-break/></text:span><text:span text:style-name="T1">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span><text:span text:style-name="T3"><text:line-break/><text:line-break/></text:span><text:span text:style-name="T1">所以自始至終，政府都要真正做到「為人民服務」，哪天這個本質變了，政府為少數人控制，成為謀私利的工具時，那麼就應該進行革命，人民有權力推翻質變的政府。</text:span><text:span text:style-name="T3"><text:line-break/><text:line-break/></text:span><text:span text:style-name="T1">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span><text:span text:style-name="T3"><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span><text:span text:style-name="T3"><text:line-break/><text:line-break/></text:span><text:span text:style-name="T1">陳真</text:span><text:span text:style-name="T3"><text:line-break/><text:line-break/></text:span><text:span text:style-name="T1">2020. 06. 02.</text:span><text:span text:style-name="T3"><text:line-break/><text:line-break/><text:line-break/></text:span><text:span text:style-name="T1">交大學生會為了罷韓，居然針對設籍高雄的學生，出動免費專車接送，甚至還補貼數百元。今天，如果是藍營的人幹這種事，老早被抓起來，然後相關人等會被網軍與綠營支持者們鬥爭得體無完膚。</text:span><text:span text:style-name="T3"><text:line-break/><text:line-break/></text:span><text:span text:style-name="T1">前些日子，罷韓陣營贈送200元洗手液進行賄選，所謂法務部長那個人渣黨的御用打手，居然說30元之賄選標準「不是絕對標準」。</text:span><text:span text:style-name="T3"><text:line-break/><text:line-break/></text:span><text:span text:style-name="T1">罷韓那些人渣，最近還冒用法務部的logo製作文宣，公然偽造文書，檢調理當提起公訴，繩之以法，所謂法務部居然說可以原諒他們。原來法律也可以私下原諒。</text:span><text:span text:style-name="T3"><text:line-break/><text:line-break/></text:span><text:span text:style-name="T1">類似的事情，二十幾年來成千上萬，罄竹難書，人渣黨及其文人走狗們的行事作風就是這樣，只要是自己人，不論如何貪贓枉法作奸犯科，統統不會有事，甚至還會大加讚賞其非法行徑。</text:span><text:span text:style-name="T3"><text:line-break/><text:line-break/></text:span><text:span text:style-name="T1">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span><text:span text:style-name="T3"><text:line-break/><text:line-break/></text:span><text:span text:style-name="T1">綠營的支持者普遍缺乏基本是非觀念，他們被灌輸一套敵我意識，只要是我方做的事，即便臭不可聞，一概當做沒事，甚至大加讚賞，對於本黨以外的「敵人」，則視為寇讎，完全不管是非善惡。</text:span><text:span text:style-name="T3"><text:line-break/><text:line-break/></text:span><text:span text:style-name="T1">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span><text:span text:style-name="T3"><text:line-break/><text:line-break/></text:span><text:span text:style-name="T1">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span><text:span text:style-name="T3"><text:line-break/><text:line-break/></text:span><text:span text:style-name="T1">我常感不解，不管多麼封閉或保守的國家，比方說我略有一些了解的印度、印尼、南韓或英國，年輕人往往是混亂時局之中的一股清流，也許相較於總人口，為數不多，但這股清流現象基本上是很明顯的。</text:span><text:span text:style-name="T3"><text:line-break/><text:line-break/></text:span><text:span text:style-name="T1">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span><text:span text:style-name="T3"><text:line-break/><text:line-break/></text:span><text:span text:style-name="T1">比方說，居然有人真的相信全世界都在讚賞台灣的什麼民主與防疫，台灣人多麼神氣風光等等。很難想像洗腦居然可以洗成這副德性。</text:span><text:span text:style-name="T3"><text:line-break/><text:line-break/></text:span><text:span text:style-name="T1">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span><text:span text:style-name="T3"><text:line-break/><text:line-break/></text:span><text:span text:style-name="T1">像這麼蠢的一些鬼話，居然也會有人相信。我認識好多醫生護士或學生就是對此深信不疑。除了跟他們談天氣，我不知道還能談什麼。</text:span><text:span text:style-name="T3"><text:line-break/><text:line-break/></text:span><text:span text:style-name="T1">=================</text:span><text:span text:style-name="T3"><text:line-break/></text:span><text:span text:style-name="T1">交大學生聯合會</text:span><text:span text:style-name="T3"><text:line-break/><text:line-break/></text:span><text:span text:style-name="T1">2020年5月31日</text:span><text:span text:style-name="T3"><text:line-break/><text:line-break/></text:span><text:span text:style-name="T1">【返鄉陪媽媽專車&amp;;返程專車】</text:span><text:span text:style-name="T3"><text:line-break/><text:line-break/></text:span><text:span text:style-name="T1">交大學聯會已完成交通規劃，一同倡議三不五時、愛要及時、開口說愛、讓愛遠傳，不分年級年齡，讓同學都能多回家陪家人！</text:span><text:span text:style-name="T3"><text:line-break/><text:line-break/></text:span><text:span text:style-name="T1">陪媽媽專車僅限設籍於高雄的同學搭乘，搭車時須出示學生證+身分證 發車後直達高雄車站！！ </text:span><text:span text:style-name="T3"><text:line-break/></text:span><text:span text:style-name="T1">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span><text:span text:style-name="T3"><text:line-break/><text:line-break/></text:span><text:span text:style-name="T1">“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span><text:span text:style-name="T3"><text:line-break/><text:line-break/></text:span><text:span text:style-name="T1">在春秋战国时期，虽然孟子和孔子的儒家思想不厌其烦地去各国游说，但是收效甚微，很少有君主能真的践行。</text:span><text:span text:style-name="T3"><text:line-break/><text:line-break/></text:span><text:span text:style-name="T1">法家霸道，尊爵必赏，有罪必罚。法家思想在春秋战国大行其道，商鞅、韩非子就是法家思想的代表人物。法家思想为秦国强大，灭六国而实现大一统奠定了基础。</text:span><text:span text:style-name="T3"><text:line-break/><text:line-break/></text:span><text:span text:style-name="T1">但霸道思想也有其局限性，因为其他人并不是真的信服，所以当霸主的势力衰落，或者民众开始反抗时，就很容易出现朝代更迭，比如秦朝末年陈胜吴广揭竿而起，秦朝短短14年就亡国了。</text:span><text:span text:style-name="T3"><text:line-break/><text:line-break/></text:span><text:span text:style-name="T1">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span><text:span text:style-name="T3"><text:line-break/><text:line-break/></text:span><text:span text:style-name="T1">王道思想以“性善论”为人性基础，其价值追求在于实现“圣王之治”的社会理想</text:span><text:span text:style-name="T3"><text:line-break/></text:span><text:span text:style-name="T1">霸道思想以“性恶论”为人性基础，其价值追求在于“富国强兵”和“以力服人”</text:span><text:span text:style-name="T3"><text:line-break/></text:span><text:span text:style-name="T1">王道思想具有“理想主义”特点，具有一定“乌托邦”性质；</text:span><text:span text:style-name="T3"><text:line-break/></text:span><text:span text:style-name="T1">霸道思想具有“现实主义”特质，立足于解决现实社会中存在的实际问题。</text:span><text:span text:style-name="T3"><text:line-break/><text:line-break/></text:span><text:span text:style-name="T1">王道：掌控天下，以德服人，是为王道；</text:span><text:span text:style-name="T3"><text:line-break/><text:line-break/></text:span><text:span text:style-name="T1">霸道：掌控一方，以力服人，是为霸道；</text:span><text:span text:style-name="T3"><text:line-break/><text:line-break/></text:span><text:span text:style-name="T1">个人观点：</text:span><text:span text:style-name="T3"><text:line-break/></text:span><text:span text:style-name="T1">从台海的现实而言，如果没有美国的干预，可以用“王道”来感化，首先你要是王，能够掌控局面，然后才能施以“王道”。</text:span><text:span text:style-name="T3"><text:line-break/></text:span><text:span text:style-name="T1">“王道以德服人，霸道以力服人，王霸兼用，敬天治人”；台湾问题如此，香港问题也是如此。</text:span><text:span text:style-name="T3"><text:line-break/></text:span><text:span text:style-name="T1">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span><text:span text:style-name="T3"><text:line-break/><text:line-break/></text:span><text:span text:style-name="T1">大陸網友也有人把國台辦謔之為「跪台辦」，也擔心韓國瑜當選台灣總統又要把大陸當提款機了。大概的意思應該是台灣人對大陸都已經離心離德了，大陸當局幹嘛要對台灣人這麼好。所以，您說的我心裡也有數。</text:span><text:span text:style-name="T3"><text:line-break/><text:line-break/></text:span><text:span text:style-name="T1">但大陸當局對台灣人的好，還是以統一為前提的，這條「統獨分裂底線」是大陸定的並以武力為後盾，這樣還是「以力服人」。「以德服人者，中心悅而誠服」，「以力假仁者霸」，所以基本上大陸當局對台灣人的好，會被評為霸道之術。</text:span><text:span text:style-name="T3"><text:line-break/><text:line-break/></text:span><text:span text:style-name="T1">或許您認為那條底線是天經地義，但是在孔、孟兩位老夫子看來應該不是。不過，春秋戰國有諸子百家，儒家也只是一說。</text:span><text:span text:style-name="T3"><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span><text:span text:style-name="T3"><text:line-break/></text:span><text:span text:style-name="T1">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span><text:span text:style-name="T3"><text:line-break/><text:line-break/></text:span><text:span text:style-name="T1">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span><text:span text:style-name="T3"><text:line-break/><text:line-break/></text:span><text:span text:style-name="T1">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span><text:span text:style-name="T3"><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span><text:span text:style-name="T3"><text:line-break/></text:span><text:span text:style-name="T1">能吾道一以貫之的台灣人，在當今這塊土地是幾乎見不到了，更不用說還能繼續在政壇上發聲。台灣人成天嘲諷共產黨獨裁鴨霸，卻沒想過要深入理解這個黨，甘於被膚淺的二元化想像洗腦。</text:span><text:span text:style-name="T3"><text:line-break/></text:span><text:span text:style-name="T1">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span><text:span text:style-name="T3"><text:line-break/><text:line-break/></text:span><text:span text:style-name="T1">我没有感觉到中共对台湾有霸道的问题，只有在触及统独分裂底线的时候才会显示出霸道，其它，比如在治理方式等各个方面感觉都是可以谈的姿态。</text:span><text:span text:style-name="T3"><text:line-break/><text:line-break/></text:span><text:span text:style-name="T1">对外也是同样的道理，相比美国，甚至俄罗斯而言，中共对外是相对温和的，愿意协商解决问题，但是面对一些底线问题，比较主权问题，也是会比较坚持的，甚至不惜战争。</text:span><text:span text:style-name="T3"><text:line-break/><text:line-break/></text:span><text:span text:style-name="T1">刘旭,</text:span><text:span text:style-name="T3"><text:line-break/><text:line-break/></text:span><text:span text:style-name="T1">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span><text:span text:style-name="T3"><text:line-break/><text:line-break/></text:span><text:span text:style-name="T1">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span><text:span text:style-name="T3"><text:line-break/><text:line-break/></text:span><text:span text:style-name="T1">陳逸松、劉進慶、陳明忠、黃順興......這些人都不存在於當今主流的歷史敘事和記憶裡......我自己對這些人事物一樣也是後知後覺，所知有限......</text:span><text:span text:style-name="T3"><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span><text:span text:style-name="T3"><text:line-break/></text:span><text:span text:style-name="T1">一個人識不識字，聰不聰明，善不善良，是否容易上當受騙，彼此都沒有絕對關係。</text:span><text:span text:style-name="T3"><text:line-break/><text:line-break/></text:span><text:span text:style-name="T1">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span><text:span text:style-name="T3"><text:line-break/><text:line-break/></text:span><text:span text:style-name="T1">這很重要：「有的人在順境中充滿愛心與正義，在逆境時卻怨天尤人，恨透了所有成功的人。」</text:span><text:span text:style-name="T3"><text:line-break/><text:line-break/></text:span><text:span text:style-name="T1">這就是自我，只有狹隘的自我，但是許多人卻不了解自己的自我與自私，剩下的只有仇恨與抱怨。</text:span><text:span text:style-name="T3"><text:line-break/></text:span><text:span text:style-name="T1">其餘的我就不多說了，那是您自己選擇的相信。</text:span><text:span text:style-name="T3"><text:line-break/><text:line-break/></text:span><text:span text:style-name="T1">鄉愿也是好人，也很善良、正義。</text:span><text:span text:style-name="T3"><text:line-break/></text:span><text:span text:style-name="T1">王莽更是如此。</text:span><text:span text:style-name="T3"><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span><text:span text:style-name="T3"><text:line-break/><text:line-break/></text:span><text:span text:style-name="T1">第一、限制离境的问题</text:span><text:span text:style-name="T3"><text:line-break/><text:line-break/></text:span><text:span text:style-name="T1">中国公民限制离境的情形的法律依据：《中华人民共和国出境入境管理法》第十二条 中国公民有下列情形之一的，不准出境：</text:span><text:span text:style-name="T3"><text:line-break/><text:line-break/></text:span><text:span text:style-name="T1">(一)未持有效出境入境证件或者拒绝、逃避接受边防检查的;</text:span><text:span text:style-name="T3"><text:line-break/><text:line-break/></text:span><text:span text:style-name="T1">(二)被判处刑罚尚未执行完毕或者属于刑事案件被告人、犯罪嫌疑人的;</text:span><text:span text:style-name="T3"><text:line-break/><text:line-break/></text:span><text:span text:style-name="T1">(三)有未了结的民事案件，人民法院决定不准出境的;</text:span><text:span text:style-name="T3"><text:line-break/><text:line-break/></text:span><text:span text:style-name="T1">(四)因妨害国(边)境管理受到刑事处罚或者因非法出境、非法居留、非法就业被其他国家或者地区遣返，未满不准出境规定年限的;</text:span><text:span text:style-name="T3"><text:line-break/><text:line-break/></text:span><text:span text:style-name="T1">(五)可能危害国家安全和利益，国务院有关主管部门决定不准出境的;</text:span><text:span text:style-name="T3"><text:line-break/><text:line-break/></text:span><text:span text:style-name="T1">(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span><text:span text:style-name="T3"><text:line-break/><text:line-break/></text:span><text:span text:style-name="T1">如果被限制出境了，需要了解清楚被限制出境的原因，然后才能够进行相应的处理。华涌妻子限制离境的原因不可能是政府部门为了打压华涌，华涌都能出境，何况他的妻子呢？</text:span><text:span text:style-name="T3"><text:line-break/><text:line-break/></text:span><text:span text:style-name="T1">第二、寻衅滋事的问题</text:span><text:span text:style-name="T3"><text:line-break/><text:line-break/></text:span><text:span text:style-name="T1">寻衅滋事罪的法律依据：《中华人民共和国治安管理处罚法》第二十六条规定，有下列行为之一的，处五日以上十日以下拘留，可以并处五百元以下罚款；情节较重的，处十日以上十五日以下拘留，可以并处一千元以下罚款：</text:span><text:span text:style-name="T3"><text:line-break/><text:line-break/></text:span><text:span text:style-name="T1">（一）结伙斗殴的；</text:span><text:span text:style-name="T3"><text:line-break/><text:line-break/></text:span><text:span text:style-name="T1">（二）追逐、拦截他人的；</text:span><text:span text:style-name="T3"><text:line-break/><text:line-break/></text:span><text:span text:style-name="T1">（三）强拿硬要或者任意损毁、占用公私财物的；</text:span><text:span text:style-name="T3"><text:line-break/><text:line-break/></text:span><text:span text:style-name="T1">（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span><text:span text:style-name="T3"><text:line-break/><text:line-break/></text:span><text:span text:style-name="T1">我并不知道这位华涌先生当时做了什么事情，但他一定是触犯了法律，不然不可能以寻衅滋事罪逮捕。虽然可能以你的角度来看，他并没有违法。</text:span><text:span text:style-name="T3"><text:line-break/><text:line-break/></text:span><text:span text:style-name="T1">你在文中说华涌只是在看守所被关了几天就放了出来，那说明他犯罪并不严重，公安机关何必对他穷追不放？穷追不放的原因可能还有其他，只是你并不知道。</text:span><text:span text:style-name="T3"><text:line-break/><text:line-break/></text:span><text:span text:style-name="T1">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span><text:span text:style-name="T3"><text:line-break/><text:line-break/></text:span><text:span text:style-name="T1">第三、武警拆迁</text:span><text:span text:style-name="T3"><text:line-break/><text:line-break/></text:span><text:span text:style-name="T1">我从来没有见过武警参与拆迁的，也不可能有武警参与拆迁。这是由武警部队的性质决定的。</text:span><text:span text:style-name="T3"><text:line-break/><text:line-break/></text:span><text:span text:style-name="T1">武警部队主要担负执勤、处突、反恐怖、海上维权、抢险救援、防卫作战等任务，拓展了维护国家领土主权完整和国家安全职能。</text:span><text:span text:style-name="T3"><text:line-break/><text:line-break/></text:span><text:span text:style-name="T1">人民武装警察部队执行下列安全保卫任务：</text:span><text:span text:style-name="T3"><text:line-break/><text:line-break/></text:span><text:span text:style-name="T1">1、国家规定的警卫对象、目标和重大活动的武装警卫。</text:span><text:span text:style-name="T3"><text:line-break/><text:line-break/></text:span><text:span text:style-name="T1">2、关系国计民生的重要公共设施、企业、仓库、水源地、水利工程、电力设施、通信枢纽的重要部位的武装守卫。</text:span><text:span text:style-name="T3"><text:line-break/><text:line-break/></text:span><text:span text:style-name="T1">3、主要交通干线重要位置的桥梁、隧道的武装守护。</text:span><text:span text:style-name="T3"><text:line-break/><text:line-break/></text:span><text:span text:style-name="T1">4、监狱和看守所的外围武装警戒。</text:span><text:span text:style-name="T3"><text:line-break/><text:line-break/></text:span><text:span text:style-name="T1">5、直辖市，省、自治区人民政府所在地的市，以及其他重要城市的重点区域、特殊时期的武装巡逻。</text:span><text:span text:style-name="T3"><text:line-break/><text:line-break/></text:span><text:span text:style-name="T1">6、协助政法机关依法执行逮捕、追捕、押解、押运任务，协助其他有关机关执行重要的押运任务。</text:span><text:span text:style-name="T3"><text:line-break/><text:line-break/></text:span><text:span text:style-name="T1">7、参加处置暴乱、骚乱、严重暴力犯罪事件、恐怖袭击事件和其他社会安全事件。</text:span><text:span text:style-name="T3"><text:line-break/><text:line-break/></text:span><text:span text:style-name="T1">8、国家赋予的其他安全保卫任务。</text:span><text:span text:style-name="T3"><text:line-break/><text:line-break/></text:span><text:span text:style-name="T1">以上是武警的职责，主要是维护领土主权完整和国家安全智能。武警属于国家武装力量，地方政府、公安部门无权调动。对违反规定调动、使用人民武装警察部队的，人民武装警察部队应当拒绝执行，并立即向上级报告。</text:span><text:span text:style-name="T3"><text:line-break/><text:line-break/></text:span><text:span text:style-name="T1">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span><text:span text:style-name="T3"><text:line-break/><text:line-break/></text:span><text:span text:style-name="T1">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span><text:span text:style-name="T3"><text:line-break/><text:line-break/></text:span><text:span text:style-name="T1">一個人的生命能有多長？能有足夠的時間看過幾個歷史的真實？</text:span><text:span text:style-name="T3"><text:line-break/><text:line-break/></text:span><text:span text:style-name="T1">一個人的生命也不過就這麼長，但是能有幾人貫徹了自己一生的真實？</text:span><text:span text:style-name="T3"><text:line-break/><text:line-break/></text:span><text:span text:style-name="T1">我有滿腔熱烈，但同時我有許多的恐懼與膽怯。</text:span><text:span text:style-name="T3"><text:line-break/></text:span><text:span text:style-name="T1">我知道自己的熱烈，也深知自己的灰暗。</text:span><text:span text:style-name="T3"><text:line-break/></text:span><text:span text:style-name="T1">一個平庸的人。</text:span><text:span text:style-name="T3"><text:line-break/></text:span><text:span text:style-name="T1">無能成聖成賢，只期許光暗糾結的自我，能透徹保有一貫的真實。</text:span><text:span text:style-name="T3"><text:line-break/><text:line-break/></text:span><text:span text:style-name="T1">下文轉自方遠北杯講看麥</text:span><text:span text:style-name="T3"><text:line-break/></text:span><text:span text:style-name="T1">.........................................................</text:span><text:span text:style-name="T3"><text:line-break/><text:line-break/></text:span><text:span text:style-name="T1">【那個在中國人大高喊「我反對」的台灣人】</text:span><text:span text:style-name="T3"><text:line-break/><text:line-break/></text:span><text:span text:style-name="T11">1⃣</text:span><text:span text:style-name="T3"><text:line-break/><text:line-break/></text:span><text:span text:style-name="T1">今天不談美國，我想藉著「港版國安法」講個故事。</text:span><text:span text:style-name="T3"><text:line-break/><text:line-break/></text:span><text:span text:style-name="T1">5月28日下午3時10分，中國全國人大表決被稱為「港版國安法」的《關於建立健全香港特別行政區維護國家安全的法律制度和執行機制的決定》。表決結果，2878票贊成、反對1票、棄權6票。</text:span><text:span text:style-name="T3"><text:line-break/><text:line-break/></text:span><text:span text:style-name="T1">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span><text:span text:style-name="T3"><text:line-break/><text:line-break/></text:span><text:span text:style-name="T11">2⃣</text:span><text:span text:style-name="T3"><text:line-break/><text:line-break/></text:span><text:span text:style-name="T1">我想談一個台灣人。1923年出生於日據時期的台灣彰化人黃順興。</text:span><text:span text:style-name="T3"><text:line-break/><text:line-break/></text:span><text:span text:style-name="T1">黃順興是台灣黨外民主運動繞不過去的一位人物，他比今天民進黨所有檯面上的「大老」都要資深。1990年《自立晚報》編者是這樣形容黃順興的──「是台灣近五十年來反對運動史上，最資深的一位黨外運動前輩」。</text:span><text:span text:style-name="T3"><text:line-break/><text:line-break/></text:span><text:span text:style-name="T1">這一位在台派聖經《百年追求》被輕輕帶過的黨外前輩，早年曾東渡日本深造，台灣光復後，他即投入台灣地方政壇，擔任過三屆台東縣議員、一屆台東縣長，競選連任失利後，回到彰化老家改選立法委員，落選兩次、當選一次。</text:span><text:span text:style-name="T3"><text:line-break/><text:line-break/></text:span><text:span text:style-name="T1">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span><text:span text:style-name="T3"><text:line-break/><text:line-break/></text:span><text:span text:style-name="T1">黃順興做為日本「殖民地的孩子」，從小就對祖國中國有著嚮往。1985年，黃順興利用赴美探親轉赴中國大陸定居，當時人大台灣代表團推選他為七屆全國人大代表，並當選為人大常委。</text:span><text:span text:style-name="T3"><text:line-break/><text:line-break/></text:span><text:span text:style-name="T11">3⃣</text:span><text:span text:style-name="T3"><text:line-break/><text:line-break/></text:span><text:span text:style-name="T1">黃老在中國人大的經歷，又是另一場傳奇。</text:span><text:span text:style-name="T3"><text:line-break/><text:line-break/></text:span><text:span text:style-name="T1">1988年中國七屆人大全體會議在人民大會堂召開，在通過七個專門委員會成員時，他走到麥克風前大聲說了：「我反對！」</text:span><text:span text:style-name="T3"><text:line-break/><text:line-break/></text:span><text:span text:style-name="T1">黃順興反對由89歲的周谷城先生擔任主委，「難道沒有年輕人為國家做事？」黃順興語畢，全場響起掌聲。儘管周谷城仍然當選，但據資料所載，這是自1954年第一屆人大召開以來，第一次出現的反對票，來自台灣人黃順興。</text:span><text:span text:style-name="T3"><text:line-break/><text:line-break/></text:span><text:span text:style-name="T1">同年，黃順興還提議設立秘密投票處，這個建議被採納；他也首度提出全國人大應增列大會發言的環節，被納入了人大議事規則。</text:span><text:span text:style-name="T3"><text:line-break/><text:line-break/></text:span><text:span text:style-name="T1">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span><text:span text:style-name="T3"><text:line-break/><text:line-break/></text:span><text:span text:style-name="T11">4⃣</text:span><text:span text:style-name="T3"><text:line-break/><text:line-break/></text:span><text:span text:style-name="T1">另外一個故事則發生在1992年。那年4月3日下午兩點半，全國人大代表紛紛踏進人民大會堂，他們將在大會上審議表決「三峽大壩工程」。</text:span><text:span text:style-name="T3"><text:line-break/><text:line-break/></text:span><text:span text:style-name="T1">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span><text:span text:style-name="T3"><text:line-break/><text:line-break/></text:span><text:span text:style-name="T1">黃順興這個舉動是在場人士始料未及的，隨後會場內外國和港澳台記者紛紛舉起錄音機、照相機團團圍住黃順興。當時的執行主席解釋：「今天的議程不包括大會發言」。</text:span><text:span text:style-name="T3"><text:line-break/><text:line-break/></text:span><text:span text:style-name="T1">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span><text:span text:style-name="T3"><text:line-break/><text:line-break/></text:span><text:span text:style-name="T1">數次在人大會場表達反對意見的黃順興，並沒有如同台灣人想像的那般「被消失」，而在辭去人大常委之後，於北京安度晚年，直到2002年因心臟病離世，享年79歲。</text:span><text:span text:style-name="T3"><text:line-break/><text:line-break/></text:span><text:span text:style-name="T11">5⃣</text:span><text:span text:style-name="T3"><text:line-break/><text:line-break/></text:span><text:span text:style-name="T1">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span><text:span text:style-name="T3"><text:line-break/><text:line-break/></text:span><text:span text:style-name="T1">而另一方面之於台灣內部，黃順興的名字也說明了，台灣黨外民主運動的歷史，在民進黨成立及至執政之後完全被其收割，原來的面貌是相當立體、多元的，絕非今日所流傳的「致自由」、「反中國」、「爭民主」那般平面而單一的論述。</text:span><text:span text:style-name="T3"><text:line-break/><text:line-break/></text:span><text:span text:style-name="T1">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span><text:span text:style-name="T3"><text:line-break/><text:line-break/></text:span><text:span text:style-name="T1">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span><text:span text:style-name="T3"><text:line-break/><text:line-break/></text:span><text:span text:style-name="T1">黃順興感慨地回憶：「我也擔憂如果讓這樣思想閉塞、胸襟狹窄的人來管理台灣政務，說不定會和國民黨一樣，下禁令不准像我這樣的人回台灣故鄉呢！」</text:span><text:span text:style-name="T3"><text:line-break/><text:line-break/></text:span><text:span text:style-name="T11">6⃣</text:span><text:span text:style-name="T3"><text:line-break/><text:line-break/></text:span><text:span text:style-name="T1">1990年台灣解嚴後不久，黃順興以中共人大常委身分在台灣出版了自述回憶錄《走不完的路》。黃順興逝世至今將近20年，現在回過頭來看當年他的憂慮，似乎一點都不違和。</text:span><text:span text:style-name="T3"><text:line-break/><text:line-break/></text:span><text:span text:style-name="T1">當然，歷史沒有如果。但，如果黃老今天仍在世，恐怕會是「國安五法」、《反滲透法》首波被網羅的對象，恐怕也難逃「舔共」、「假台灣人」的種種罵名，儘管他是台灣黨外民主運動的重要前輩。</text:span><text:span text:style-name="T3"><text:line-break/><text:line-break/></text:span><text:span text:style-name="T1">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span><text:span text:style-name="T3"><text:line-break/><text:line-break/></text:span><text:span text:style-name="T1">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span><text:span text:style-name="T3"><text:line-break/><text:line-break/></text:span><text:span text:style-name="T1">一個人，自認為遭受了什麼不合理待遇，然後就要滅共？我跟這個世界顯然八字不合，所以我也該想辦法毀滅人類嗎？大家手頭方便的話，要不要捐款給我響應毀滅世界的革命行動呢？</text:span><text:span text:style-name="T3"><text:line-break/><text:line-break/></text:span><text:span text:style-name="T1">我不相信有人會被他感動或響應他的號召，太無厘頭了。美國人卻努力抬舉他，會不會太荒唐了點？除了 "革命滅共" 之外，他究竟是想幹嘛呢？</text:span><text:span text:style-name="T3"><text:line-break/><text:line-break/></text:span><text:span text:style-name="T1">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span><text:span text:style-name="T3"><text:line-break/><text:line-break/></text:span><text:span text:style-name="T1">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span><text:span text:style-name="T3"><text:line-break/><text:line-break/></text:span><text:span text:style-name="T1">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span><text:span text:style-name="T3"><text:line-break/><text:line-break/></text:span><text:span text:style-name="T1">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span><text:span text:style-name="T3"><text:line-break/><text:line-break/></text:span><text:span text:style-name="T1">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span><text:span text:style-name="T3"><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span><text:span text:style-name="T3"><text:line-break/><text:line-break/></text:span><text:span text:style-name="T1">我将您的回复分成三部分，</text:span><text:span text:style-name="T3"><text:line-break/><text:line-break/></text:span><text:span text:style-name="T1">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span><text:span text:style-name="T3"><text:line-break/><text:line-break/></text:span><text:span text:style-name="T1">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span><text:span text:style-name="T3"><text:line-break/><text:line-break/></text:span><text:span text:style-name="T1">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span><text:span text:style-name="T3"><text:line-break/></text:span><text:span text:style-name="T1">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span><text:span text:style-name="T3"><text:line-break/></text:span><text:span text:style-name="T1">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span><text:span text:style-name="T3"><text:line-break/></text:span><text:span text:style-name="T1">一个善良的人，不等于他是一个聪明的人。</text:span><text:span text:style-name="T3"><text:line-break/></text:span><text:span text:style-name="T1">以我母亲为例，我母亲是个佛教徒，非常的善良，但是缺乏知识，容易受到人的哄骗，容易相信一些虚假的谣言。</text:span><text:span text:style-name="T3"><text:line-break/></text:span><text:span text:style-name="T1">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span><text:span text:style-name="T3"><text:line-break/></text:span><text:span text:style-name="T1">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span><text:span text:style-name="T3"><text:line-break/><text:line-break/></text:span><text:span text:style-name="T1">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span><text:span text:style-name="T3"><text:line-break/></text:span><text:span text:style-name="T1">因為這證明他本質是個自我、自私的人，只有個性強悍，完全沒有群性的負責與包容。他只是沒有機會先欺凌他人，若是擁有那個環境與權勢，他一樣會因為某些自私的原因，扭曲真實，抹黑栽贓，霸凌他人。</text:span><text:span text:style-name="T3"><text:line-break/><text:line-break/></text:span><text:span text:style-name="T1">這是我生命的經驗。</text:span><text:span text:style-name="T3"><text:line-break/><text:line-break/></text:span><text:span text:style-name="T1">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span><text:span text:style-name="T3"><text:line-break/></text:span><text:span text:style-name="T1">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span><text:span text:style-name="T3"><text:line-break/></text:span><text:span text:style-name="T1">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span><text:span text:style-name="T3"><text:line-break/></text:span><text:span text:style-name="T1">这些视频，是在他被迫害之后发表的，我并不同意，他的想法，或许幼稚，偏激，但这是在他，被长期压迫之后的结果。不是每个人，在苦难中都能保持理智。</text:span><text:span text:style-name="T3"><text:line-break/></text:span><text:span text:style-name="T1">他是个理想冲动，善良的人，政治上冷感，在直播武警拆迁之前，拥有不错的工作和社会地位，而因为看到武警拆迁之中的野蛮行为，他决定，将这些事情公之于众，而在直播之后，他失去了一切。</text:span><text:span text:style-name="T3"><text:line-break/></text:span><text:span text:style-name="T1">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span><text:span text:style-name="T3"><text:line-break/></text:span><text:span text:style-name="T1">他只是披露了一些现实，便遭受到如此的对待，难道不令人侧目吗？</text:span><text:span text:style-name="T3"><text:line-break/></text:span><text:span text:style-name="T1">共产党无法用合法的手段拘捕他，因为他是个守法的公民，但是利用各种压力让他在社会上无法立足。这合理吗？ 让我感到不平的是这个。</text:span><text:span text:style-name="T3"><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span><text:span text:style-name="T3"><text:line-break/><text:line-break/></text:span><text:span text:style-name="T1">十年前我也是單純天真的人，參加反核活動(每年在凱道大概不到200人)，相信左派的自由平等和人權，認識幾位很有理想也身體力行的社運朋友，還有一位好友曾是台權會秘書長，我對他們奉獻小我的熱情和行動力很佩服。</text:span><text:span text:style-name="T3"><text:line-break/></text:span><text:span text:style-name="T1">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span><text:span text:style-name="T3"><text:line-break/><text:line-break/></text:span><text:span text:style-name="T1">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span><text:span text:style-name="T3"><text:line-break/><text:line-break/></text:span><text:span text:style-name="T1">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span><text:span text:style-name="T3"><text:line-break/><text:line-break/></text:span><text:span text:style-name="T1">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span><text:span text:style-name="T3"><text:line-break/><text:line-break/></text:span><text:span text:style-name="T1">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span><text:span text:style-name="T3"><text:line-break/><text:line-break/></text:span><text:a xlink:type="simple" xlink:href="https://bit.ly/3drWKbk"><text:span text:style-name="T4">https://bit.ly/3drWKbk</text:span></text:a><text:span text:style-name="T3"><text:line-break/><text:line-break/></text:span><text:a xlink:type="simple" xlink:href="https://bit.ly/36THAZP"><text:span text:style-name="T4">https://bit.ly/36THAZP</text:span></text:a><text:span text:style-name="T3"><text:line-break/><text:line-break/></text:span><text:a xlink:type="simple" xlink:href="https://bit.ly/2ZYdtz2"><text:span text:style-name="T4">https://bit.ly/2ZYdtz2</text:span></text:a><text:span text:style-name="T3"><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span><text:span text:style-name="T3"><text:line-break/></text:span><text:span text:style-name="T1">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span><text:span text:style-name="T3"><text:line-break/></text:span><text:span text:style-name="T1">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span><text:span text:style-name="T3"><text:line-break/></text:span><text:span text:style-name="T1">我所关注的是，为什么一个人因为直播了该事情，让人看见一些事实，而要被压迫到这个程度。</text:span><text:span text:style-name="T3"><text:line-break/></text:span><text:span text:style-name="T1">陈真先生</text:span><text:span text:style-name="T3"><text:line-break/></text:span><text:span text:style-name="T1">不是每个人都能保持理智，不是每个人都有强大的内心，人是很脆弱，很软弱的，在长期遭受迫害的情况下，还能保持理智的毕竟只是少数人。</text:span><text:span text:style-name="T3"><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span><text:span text:style-name="T3"><text:line-break/></text:span><text:span text:style-name="T1">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span><text:span text:style-name="T3"><text:line-break/><text:line-break/></text:span><text:span text:style-name="T1">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span><text:span text:style-name="T3"><text:line-break/><text:line-break/></text:span><text:span text:style-name="T1">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span><text:span text:style-name="T3"><text:line-break/><text:line-break/></text:span><text:span text:style-name="T1">我要是中國領導人，我想我會管控得更嚴格而不是更寬鬆，因為稍有不慎，後果難以預料，所有人都付不起這個代價。從香港之完全不設防，你就可以看見它的後果。</text:span><text:span text:style-name="T3"><text:line-break/><text:line-break/></text:span><text:span text:style-name="T1">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span><text:span text:style-name="T3"><text:line-break/></text:span><text:span text:style-name="T1">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span><text:span text:style-name="T3"><text:line-break/><text:line-break/></text:span><text:span text:style-name="T1">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span><text:span text:style-name="T3"><text:line-break/><text:line-break/><text:line-break/></text:span><text:span text:style-name="T1">华涌，我确实不了解，陈真前辈已经查了一些资料，与劉曉波类似；或许他是一个好人，但是他或许在心中有某种偏执，如果任由媒体把他塑造成一个“英雄”，对这个社会整体未必就是一件好事！好人也会干坏事的。</text:span><text:span text:style-name="T3"><text:line-break/><text:line-break/></text:span><text:span text:style-name="T1">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span><text:span text:style-name="T3"><text:line-break/></text:span><text:span text:style-name="T1">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span><text:span text:style-name="T3"><text:line-break/></text:span><text:span text:style-name="T1">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span><text:span text:style-name="T3"><text:line-break/></text:span><text:span text:style-name="T1">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span><text:span text:style-name="T3"><text:line-break/><text:line-break/></text:span><text:span text:style-name="T1">一，我看不出劉曉波哪一點稱得上是個「理想主義者」。如果他是，那麼，台灣人口至少一半以上的腦殘都是。台灣腦殘絕大部份都自認是理想主義者。事實上，腦殘之所以是腦殘，意味著他們並非壞人，只是腦袋進水而已。</text:span><text:span text:style-name="T3"><text:line-break/><text:line-break/></text:span><text:span text:style-name="T1">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span><text:span text:style-name="T3"><text:line-break/><text:line-break/></text:span><text:span text:style-name="T1">二，我不知道你們在討論的華湧是誰，維基百科上有此人之介紹：</text:span><text:span text:style-name="T3"><text:line-break/><text:line-break/></text:span><text:a xlink:type="simple" xlink:href="https://bit.ly/2yZ3Q8e"><text:span text:style-name="T4">https://bit.ly/2yZ3Q8e</text:span></text:a><text:span text:style-name="T1">  </text:span><text:span text:style-name="T3"><text:line-break/><text:line-break/></text:span><text:span text:style-name="T1">從資料上看，挺可怕，我是說行為上令人難以茍同，又是支持六四，又是支持港獨，又是攻擊什麼共產黨「防疫不力」。如果這叫「不力」，那麼，全世界沒有一個國家的'防疫工作及格了。</text:span><text:span text:style-name="T3"><text:line-break/><text:line-break/></text:span><text:span text:style-name="T1">這位華涌現在人在泰國，成立一個什麼「中國公眾黨」，「譴責中國當局應對2019冠狀病毒病疫情不力」，發起「不合作、不復工、不還貸」三不運動。</text:span><text:span text:style-name="T3"><text:line-break/><text:line-break/></text:span><text:span text:style-name="T1">真是我的天啊！</text:span><text:span text:style-name="T3"><text:line-break/><text:line-break/></text:span><text:span text:style-name="T1">我想說的是，蠢血沸騰是有害的，他也許是個好人，但是，人還是得要有點腦子，得要有點最基本的是非判斷能力才行。</text:span><text:span text:style-name="T3"><text:line-break/><text:line-break/></text:span><text:span text:style-name="T1">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span><text:span text:style-name="T3"><text:line-break/><text:line-break/></text:span><text:span text:style-name="T1">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span><text:span text:style-name="T3"><text:line-break/><text:line-break/></text:span><text:span text:style-name="T1">別說宣揚「兒童人權」在三十幾年前的台灣是如此敏感、幾乎是要砍頭的事情，就連我和戴振耀等人在八零年代最早站出來從事環保工作時，幾乎也都是像在冒著生命危險那樣，不斷被威脅被恐嚇，非常痛苦。</text:span><text:span text:style-name="T3"><text:line-break/><text:line-break/></text:span><text:span text:style-name="T1">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span><text:span text:style-name="T3"><text:line-break/><text:line-break/></text:span><text:span text:style-name="T1">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span><text:span text:style-name="T3"><text:line-break/><text:line-break/></text:span><text:span text:style-name="T1">我要說的是，三十年前的台灣就是這樣啊，二十年前的大陸也是這樣啊。但是，桂希恩和高耀潔等人，現在都平反了，愛滋病人的權益問題也得到了相當程度的改善與重視。</text:span><text:span text:style-name="T3"><text:line-break/><text:line-break/></text:span><text:span text:style-name="T1">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span><text:span text:style-name="T3"><text:line-break/><text:line-break/></text:span><text:span text:style-name="T1">比方說，我們現在罵種族歧視罵得這麼自然，但是，二十年前我在英國發起「反種族歧視運動」(英文簡稱CARD)，那可是要承受多大的痛苦與抹黑，完全就是人格毀滅戰，完全不擇手段。</text:span><text:span text:style-name="T3"><text:line-break/><text:line-break/></text:span><text:span text:style-name="T1">但是，現在呢？不管是哪個黨或哪些個人，會因為你批評西方人之種族歧視而不擇手段要毀滅你嗎？</text:span><text:span text:style-name="T3"><text:line-break/><text:line-break/></text:span><text:span text:style-name="T1">別說太高遠的，就說醫界和藥商之間的不當利益輸送關係，我是台灣第一個把這個陳年老問題公諸於世的人，結果呢？我頓時成為醫界公敵，一些醫界大老，前前後後用各種方式折磨我，長達一兩年。</text:span><text:span text:style-name="T3"><text:line-break/><text:line-break/></text:span><text:span text:style-name="T1">但是，現在呢？任誰都能很自然地批評說醫生本來就不應該跟藥商拿回扣或接受各種什麼「性招待」或旅遊或賄賂。</text:span><text:span text:style-name="T3"><text:line-break/><text:line-break/></text:span><text:span text:style-name="T1">我不是說問題已經解決，事實上沒有，只是從檯面上公然進行轉為地下。但是，至少至少，批評者已經不用再承受那種「千夫所指」、成為「眾矢之的」的痛苦。</text:span><text:span text:style-name="T3"><text:line-break/><text:line-break/></text:span><text:span text:style-name="T1">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span><text:span text:style-name="T3"><text:line-break/><text:line-break/></text:span><text:span text:style-name="T1">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span><text:span text:style-name="T3"><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span><text:span text:style-name="T3"><text:line-break/></text:span><text:span text:style-name="T1">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span><text:span text:style-name="T3"><text:line-break/></text:span><text:span text:style-name="T1">您说有一段时间要来大陆工作，我想如果您学不会沉默的话，大陆会比台湾辛苦。</text:span><text:span text:style-name="T3"><text:line-break/></text:span><text:span text:style-name="T1">我看到了共产党的很多问题，但我并不认为民主是唯一的解决方式，我家乡有村民选举，我看见了，没有文化和公民意识的人，拥有选票会多么的混乱。</text:span><text:span text:style-name="T3"><text:line-break/></text:span><text:span text:style-name="T1">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span><text:span text:style-name="T3"><text:line-break/></text:span><text:span text:style-name="T1">我抗议和拒绝的是一个个具体的事情。</text:span><text:span text:style-name="T3"><text:line-break/></text:span><text:span text:style-name="T1">为什么工厂的污染，不让人知道，为什么北京的强拆，报道的人要，要遭受这种待遇。这是每个中国人，都因该关心的事情，因为这关系到我们具体的生活，</text:span><text:span text:style-name="T3"><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span><text:span text:style-name="T3"><text:line-break/><text:line-break/></text:span><text:span text:style-name="T1">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span><text:span text:style-name="T3"><text:line-break/><text:line-break/></text:span><text:span text:style-name="T1">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span><text:span text:style-name="T3"><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span><text:span text:style-name="T3"><text:line-break/></text:span><text:span text:style-name="T1">华涌这个人，真实的存在，你可以在油管上看到他的视频，只有几百到几千的播放量。你看搞笑吧，在反党这项事业上，郭文贵这种人渣更有市场。</text:span><text:span text:style-name="T3"><text:line-break/></text:span><text:span text:style-name="T1">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span><text:span text:style-name="T3"><text:line-break/></text:span><text:span text:style-name="T1">华涌，流亡是现在正在进行时，从他直播报道，北京拆除低端人口居住地之后，便丢了工作和画室。而他在窘迫中凑集钱为朋友做手术，也不过是去年的事情。</text:span><text:span text:style-name="T3"><text:line-break/></text:span><text:span text:style-name="T1">村民对污染的抗争是三年前的事情，是我路过的时候看见一堆人在集解，我问了抗议的人才知道事情的原委，而现在工厂还在当地官员的包庇下还在偷偷的排污。</text:span><text:span text:style-name="T3"><text:line-break/></text:span><text:span text:style-name="T1">我发了微博和微信，没有几个小时后就被自动删除了。</text:span><text:span text:style-name="T3"><text:line-break/></text:span><text:span text:style-name="T1">为什么要被人知道才好，因为没有社会的关注和压力，这些弱势的村民，能做到什么，能改变什么?</text:span><text:span text:style-name="T3"><text:line-break/></text:span><text:span text:style-name="T1">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span><text:span text:style-name="T3"><text:line-break/></text:span><text:span text:style-name="T1">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span><text:span text:style-name="T3"><text:line-break/></text:span><text:span text:style-name="T1">你以为文革离我们很</text:span><text:span text:style-name="T5">远</text:span><text:span text:style-name="T1">吗？</text:span><text:span text:style-name="T3"><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span><text:span text:style-name="T3"><text:line-break/><text:line-break/></text:span><text:span text:style-name="T1">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span><text:span text:style-name="T3"><text:line-break/><text:line-break/></text:span><text:span text:style-name="T1">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span><text:span text:style-name="T3"><text:line-break/><text:line-break/></text:span><text:span text:style-name="T1">但是一海票的傻瓜絕對能用選票送一個傻瓜或是一個大壞蛋上台。張忠謀這樣聰明的人怎麼沒想到設計個防呆制度讓不管是誰掌管台積電都可以，而是從他優秀的班底裡培養遴選最優秀的人接班呢？</text:span><text:span text:style-name="T3"><text:line-break/><text:line-break/></text:span><text:span text:style-name="T1">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span><text:span text:style-name="T3"><text:line-break/><text:line-break/></text:span><text:span text:style-name="T1">任何研究政治學的人都應該先去學習西方國家（尤其是英美法德）自工業革命之後的歷史；然後想一想他們是因為民主而發家，還是先發家才搞民主？然後這家又是怎麼發的？</text:span><text:span text:style-name="T3"><text:line-break/><text:line-break/></text:span><text:span text:style-name="T1">另外，程序正義並不會防止腐敗。美國國會的遊說團體每年要花掉二、三十億美元(去年是34.7億)讓議員為各種利益團體通過有利於他們的法案；全都合法啊！但是死老百姓有錢去遊說議員嗎？</text:span><text:span text:style-name="T3"><text:line-break/><text:line-break/></text:span><text:span text:style-name="T1">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span><text:span text:style-name="T3"><text:line-break/><text:line-break/></text:span><text:span text:style-name="T1">我就是記得制度要靠人執行，才會獨斷的說任何政治體制都需要防呆設計，而且光制度還不夠，還要大家形成「政治道德」並納入是不是要投給某位政治人物的重要參考。</text:span><text:span text:style-name="T3"><text:line-break/><text:line-break/></text:span><text:span text:style-name="T1">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span><text:span text:style-name="T3"><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span><text:span text:style-name="T3"><text:line-break/><text:line-break/></text:span><text:span text:style-name="T1">你所讲的「防呆」機制，比如權力分立，言論自由，集會結社自由，媒體「權」，依法行政，公平原則、比例原則等等原則，这是一种理想主义状态。就如共产主义所讲的，消灭剥削，人人平等，共同富裕等等。</text:span><text:span text:style-name="T3"><text:line-break/><text:line-break/></text:span><text:span text:style-name="T1">就现实结果而言，在施行西方民主憲政的国家里面，「防呆」機制是否能够真正发挥作用，我看是非常少，包括美国在全世界所作的恶，这个论坛前面已经讲了很多，就不重复了！其它还有很多，比如印度，比如当年的希特勒等等</text:span><text:span text:style-name="T3"><text:line-break/><text:line-break/></text:span><text:span text:style-name="T1">历史事实证明，西方民主憲政并没起到实际的「防呆」效果，那我们再来分析后面的原因。</text:span><text:span text:style-name="T3"><text:line-break/><text:line-break/></text:span><text:span text:style-name="T1">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span><text:span text:style-name="T3"><text:line-break/><text:line-break/></text:span><text:span text:style-name="T1">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span><text:span text:style-name="T3"><text:line-break/><text:line-break/></text:span><text:span text:style-name="T1">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span><text:span text:style-name="T3"><text:line-break/><text:line-break/></text:span><text:span text:style-name="T1">「從憲法的角度來看，國家徵用口罩限制出口，是否能拿去捐助國外？不然，口罩廠商若能出口口罩，一片所賺到應該不只14元。」</text:span><text:span text:style-name="T3"><text:line-break/><text:line-break/></text:span><text:span text:style-name="T1">「政府在緊急必要的範圍內限制人民的財產權，但不能限制過頭。」</text:span><text:span text:style-name="T3"><text:line-break/><text:line-break/></text:span><text:span text:style-name="T1">「緊急防疫居家隔離措施我同意不必事先送法院審查，但當政府拿口罩捐助國外時，就應檢討是否應許可廠商出口口罩。」</text:span><text:span text:style-name="T3"><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span><text:span text:style-name="T3"><text:line-break/><text:line-break/></text:span><text:span text:style-name="T1">您說「好的制度应该抑恶扬善，能够善于学习，不断进步，这就是好的制度。从这一点上，我不并不认为中国现有的制度要比美国要差！ 当然，这不代表我认同中国现有的制度是完美的，它可以在演化中前进。」</text:span><text:span text:style-name="T3"><text:line-break/><text:line-break/></text:span><text:span text:style-name="T1">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span><text:span text:style-name="T3"><text:line-break/><text:line-break/></text:span><text:span text:style-name="T1">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span><text:span text:style-name="T3"><text:line-break/><text:line-break/></text:span><text:span text:style-name="T1">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span><text:span text:style-name="T3"><text:line-break/><text:line-break/></text:span><text:span text:style-name="T1">你的文字里面说，“华涌是一个勇敢的人，十八岁时，那是三十年前一个人骑着摩托车走遍了中国的大西北，是一个有爱心的人，就算在流亡，因为朋友生病，不顾自己的窘迫，筹集了十五万，给朋友做手术”</text:span><text:span text:style-name="T3"><text:line-break/><text:line-break/></text:span><text:span text:style-name="T1">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span><text:span text:style-name="T3"><text:line-break/><text:line-break/></text:span><text:span text:style-name="T1">我不知道这个华涌是不是真实存在，但我相信中国是有这样的理想主义者的，比如劉暁波！</text:span><text:span text:style-name="T3"><text:line-break/></text:span><text:span text:style-name="T1">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span><text:span text:style-name="T3"><text:line-break/></text:span><text:span text:style-name="T1">从你的文字，家境应该还算不错的，因为你可以到处旅游，而且一住就是半个月，你父亲也可以去朝鲜旅游，你也可以发这么多问题，看上去，你以及你的家人就是很自由的人，比很多人都自由，包括很多台湾人。</text:span><text:span text:style-name="T3"><text:line-break/><text:line-break/></text:span><text:span text:style-name="T1">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span><text:span text:style-name="T3"><text:line-break/><text:line-break/></text:span><text:span text:style-name="T1">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span><text:span text:style-name="T3"><text:line-break/><text:line-break/></text:span><text:span text:style-name="T1">总体而言，中国的环境越来越好，人均寿命也越来越高，这是事实！</text:span><text:span text:style-name="T3"><text:line-break/><text:line-break/></text:span><text:span text:style-name="T1">我认为，好的制度应该抑恶扬善，能够善于学习，不断进步，这就是好的制度。从这一点上，我不并不认为中国现有的制度要比美国要差！ 当然，这不代表我认同中国现有的制度是完美的，它可以在演化中前进。</text:span><text:span text:style-name="T3"><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span><text:span text:style-name="T3"><text:line-break/><text:line-break/></text:span><text:span text:style-name="T1">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span><text:span text:style-name="T3"><text:line-break/><text:line-break/></text:span><text:span text:style-name="T1">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span><text:span text:style-name="T3"><text:line-break/><text:line-break/></text:span><text:span text:style-name="T1">世道如此不公，可是，倘若時光倒流，我想，我們還是照樣會做那該做的事，而不會因此背棄初衷。</text:span><text:span text:style-name="T3"><text:line-break/><text:line-break/></text:span><text:span text:style-name="T1">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span><text:span text:style-name="T3"><text:line-break/><text:line-break/></text:span><text:span text:style-name="T1">島內統派宛如鳳毛麟角般稀少，屈指可數。但不知道為什麼，看到市面上一些統派，我卻往往沒有多少同志感，也許那是因為彼此內在仍有些不同。套句巴勒網一句座右銘，「我掛念的是『人』，而不是國家」，當然更不是黨。</text:span><text:span text:style-name="T3"><text:line-break/><text:line-break/></text:span><text:span text:style-name="T1">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span><text:span text:style-name="T3"><text:line-break/><text:line-break/></text:span><text:span text:style-name="T1">黨不是我忠誠的對象，「人」或「生命」才是。黨若使壞，我們就應該想辦法教訓它，讓它變好，就猶如我們希望美國可以放下屠刀一樣，不要每天幹些傷天害理之事，這其實也才是美國人之福，而非一味縱容其政府使壞作惡。</text:span><text:span text:style-name="T3"><text:line-break/><text:line-break/></text:span><text:span text:style-name="T1">共產黨當然也一樣，我們不能把空白支票交到黨手上，人民還是應該要負起主導執政者的責任，就好像董事長要管好總經理一樣。</text:span><text:span text:style-name="T3"><text:line-break/><text:line-break/></text:span><text:span text:style-name="T1">因此，生活中各種事務，能改善就要改善，而且不能老期待一個英明的政府自動向善，自動為我們解決一切，天底下沒這回事。人民的素質，終究才是一切政治良莠的基礎。</text:span><text:span text:style-name="T3"><text:line-break/><text:line-break/></text:span><text:span text:style-name="T1">但這並不是說我們應該蠢到總是被敵人利用來進行更大的破壞。我們還是應該睜大眼睛，打好算盤，想清楚現實之輕重緩急與大小及其結構性因素，而非往一種一廂情願的絕對主義方向走。</text:span><text:span text:style-name="T3"><text:line-break/><text:line-break/></text:span><text:span text:style-name="T1">我不要求事物十全十美，只求持續改善；我不要求毫無缺點，只求無大惡，只求明天會比今天好，下一代會過得比這一代好。</text:span><text:span text:style-name="T3"><text:line-break/><text:line-break/></text:span><text:span text:style-name="T1">至於一己榮辱與個人悲歡，就留給時間長河，任憑處置。</text:span><text:span text:style-name="T3"><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span><text:span text:style-name="T3"><text:line-break/><text:line-break/></text:span><text:span text:style-name="T1">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span><text:span text:style-name="T3"><text:line-break/><text:line-break/></text:span><text:span text:style-name="T1">這也是題外話，謝謝劉旭葛格介紹了華涌，但我不急著「見林」，我正在仔細「見樹」，這顆樹曾經這麼說：</text:span><text:span text:style-name="T3"><text:line-break/><text:line-break/></text:span><text:span text:style-name="T1">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span><text:span text:style-name="T3"><text:line-break/></text:span><text:span text:style-name="T1">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span><text:span text:style-name="T3"><text:line-break/><text:line-break/></text:span><text:span text:style-name="T1">　　问我为什么坐牢？反正不是调戏妇女，虽然这是我天生的恶习。如果你问我何时停止？好像只有死亡。那也只是灵肉分离的间歇，我相信有灵魂，它会依旧带我行走。行走在另外一个原始混沌中成为另一次大爆炸中的力的缘起。</text:span><text:span text:style-name="T3"><text:line-break/><text:line-break/></text:span><text:span text:style-name="T1">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span><text:span text:style-name="T3"><text:line-break/></text:span><text:span text:style-name="T1">别人的错误，并不能拿来佐证你的错误就是合理的。我并不认为，引入自由和民主，中国就一定会变得更好。我不认为这世界上有完美的制度，可以解决一切问题。</text:span><text:span text:style-name="T3"><text:line-break/></text:span><text:span text:style-name="T1">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span><text:span text:style-name="T3"><text:line-break/></text:span><text:span text:style-name="T1">但是你的境遇，在伊拉克、在敘利亞、在委內瑞拉...甚至在美國本身，甚至在台灣，這樣的案例只會多，不會少</text:span><text:span text:style-name="T3"><text:line-break/><text:line-break/></text:span><text:span text:style-name="T1">我認為一個人的同情心不該分種族宗教國籍就是</text:span><text:span text:style-name="T3"><text:line-break/></text:span><text:span text:style-name="T1">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span><text:span text:style-name="T3"><text:line-break/><text:line-break/></text:span><text:span text:style-name="T1">我的阿公在日據時代當過公務員了</text:span><text:span text:style-name="T3"><text:line-break/></text:span><text:span text:style-name="T1">生活鐵定不錯。</text:span><text:span text:style-name="T3"><text:line-break/><text:line-break/></text:span><text:span text:style-name="T1">但是我們家並不是特別喜歡，或是說像外面一般人那樣認為會諂媚日本人，因為有在那個年代生存過的人跟只讀人渣黨教科書的情況是完全不同的</text:span><text:span text:style-name="T3"><text:line-break/><text:line-break/></text:span><text:span text:style-name="T1">我的爸爸也是吃公家飯的，三民主義讀一堆，可是他始終都沒有加入國民黨，整天給兒子看李敖跟柏楊的書，但更有趣的是他從來沒投過李登輝。</text:span><text:span text:style-name="T3"><text:line-break/><text:line-break/></text:span><text:span text:style-name="T1">每一個家庭的背後都會形成一個人的政治觀，這是很自然的事情，但是在固有觀點及印象以外，對現狀的關心其實更重要，因為那代表你自己本身就有的智商跟智慧</text:span><text:span text:style-name="T3"><text:line-break/><text:line-break/></text:span><text:span text:style-name="T1">最近美國大亂就是一個例子</text:span><text:span text:style-name="T3"><text:line-break/></text:span><text:span text:style-name="T1">很難想像一個到處去外國宣揚美國夢的超級大國</text:span><text:span text:style-name="T3"><text:line-break/></text:span><text:span text:style-name="T1">居然連自己民眾的生命財產安全都不能保證，首都火光沖天</text:span><text:span text:style-name="T3"><text:line-break/></text:span><text:span text:style-name="T1">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span><text:span text:style-name="T3"><text:line-break/></text:span><text:span text:style-name="T1">言论自由有两个层面，第一是你可以说，第二是你说的可以被人知道，可以被传播。没有第二个的话，第一个有什么意义呢？ 没有被人知道的话，不过是自言自语而已。</text:span><text:span text:style-name="T3"><text:line-break/></text:span><text:span text:style-name="T1">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span><text:span text:style-name="T3"><text:line-break/></text:span><text:span text:style-name="T1">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span><text:span text:style-name="T3"><text:line-break/></text:span><text:span text:style-name="T1">越长大我越发现，大部分的人类是十分愚蠢的生物。很容易被洗脑，很容易被操控，很容易没有理智。</text:span><text:span text:style-name="T3"><text:line-break/></text:span><text:span text:style-name="T1">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span><text:span text:style-name="T3"><text:line-break/><text:line-break/></text:span><text:span text:style-name="T1">香港的一国两制，就是中国中庸，兼容并包文化思维的一种体现！</text:span><text:span text:style-name="T3"><text:line-break/></text:span><text:span text:style-name="T1">但是香港的一些人受西方思维的影响，或者有西方势力想利用香港来消灭破坏中国大陆的制度，这就是一种典型的二维思维，小人哲学，我认为这就是香港骚乱发生的内在原因。</text:span><text:span text:style-name="T3"><text:line-break/><text:line-break/></text:span><text:span text:style-name="T1">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span><text:span text:style-name="T3"><text:line-break/></text:span><text:span text:style-name="T1">中东上千万人家破人亡，去年法国的“黄马甲”运动，香港的骚乱，现今美国正在发生的骚乱，这些都不是偶然的！其内在的根源都来自制度，文化与人民等因素！</text:span><text:span text:style-name="T3"><text:line-break/><text:line-break/></text:span><text:span text:style-name="T1">中国的制度并非完美，但是西方的制度产生恶也正在显现，中东人民所遭受的灾难，其直接的推动者，制造者就是以美国受为首的文化制度霸权主义！</text:span><text:span text:style-name="T3"><text:line-break/><text:line-break/></text:span><text:span text:style-name="T1">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span><text:span text:style-name="T3"><text:line-break/><text:line-break/></text:span><text:span text:style-name="T1">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span><text:span text:style-name="T3"><text:line-break/><text:line-break/></text:span><text:span text:style-name="T1">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span><text:span text:style-name="T3"><text:line-break/></text:span><text:span text:style-name="T1">已经没有什么好说的了，共产党曾经犯下的错误或者正在犯下的错误，其根源在于文化，思维与制度，共产党也是由人民构成的，其政策实践者是人民，受益者，受害者也是人民。</text:span><text:span text:style-name="T3"><text:line-break/></text:span><text:span text:style-name="T1">当今世界，那些被美国搞得家破人亡的，被暴徒洗劫的......就如你一样，他们心中可能也会有恨。</text:span><text:span text:style-name="T3"><text:line-break/><text:line-break/></text:span><text:span text:style-name="T1">我也是生活在大陆，就个人感受而言，中国的制度是有很多可取的地方，我也没有感受到讲话要小心翼翼，没有感受到有恐惧，我想我周围的大多数人都没有这种感觉。</text:span><text:span text:style-name="T3"><text:line-break/><text:line-break/></text:span><text:span text:style-name="T1">你在电视上公开讲话的时候，确实会有一定约束，因为你影响的是很多人。其实，在美国，在台湾也会一样，连比尔盖茨都受到了死亡威胁！</text:span><text:span text:style-name="T3"><text:line-break/></text:span><text:span text:style-name="T1">在美国，在台湾，在香港，你如果是公众人物，在公开场所讲的话让“人民”不爱听，也会被围攻！</text:span><text:span text:style-name="T3"><text:line-break/><text:line-break/></text:span><text:span text:style-name="T1">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span><text:span text:style-name="T3"><text:line-break/></text:span><text:span text:style-name="T1">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span><text:span text:style-name="T3"><text:line-break/></text:span><text:span text:style-name="T1">我父亲去朝鲜旅游之后回来和我说，在一些地方会安排孩子表演，朝鲜的孩子的笑，让他难受。是真心？ 是假意？ 是表演？ 还是面具?</text:span><text:span text:style-name="T3"><text:line-break/></text:span><text:span text:style-name="T1">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span><text:span text:style-name="T3"><text:line-break/></text:span><text:span text:style-name="T1">恨要如何不恨，只是该恨谁呢，被举报者？还是疯狂的政治。</text:span><text:span text:style-name="T3"><text:line-break/></text:span><text:span text:style-name="T1">上个月底我外婆脑出血中风，送医后放弃治疗任由她在家等死，因为没法保证完全治好。所有亲戚都不想开销亦不想接受可能的植物人负担，就连我母亲这般感情用事的人，最后也只选择了留在老家照顾她最后一程。</text:span><text:span text:style-name="T3"><text:line-break/></text:span><text:span text:style-name="T1">最初我对母亲充满了愤怒不解，激烈的态度换来的答案令我窒息，是我……是因为要照顾我……所以母亲承受不起第二个负担。</text:span><text:span text:style-name="T3"><text:line-break/></text:span><text:span text:style-name="T1">我该恨谁呢，亲戚，母亲，还是我自己，或是造就这一切的生活环境。</text:span><text:span text:style-name="T3"><text:line-break/></text:span><text:span text:style-name="T1">身为一个中国人，历史与现实……每一个底层弱势者的苦难，他人的，自身的，过去的，现在的，民族的，乃至世界的，最后全都令人愤怒和心碎。因为不该是这样的，人不该这么活。但人就是这么活着的，千百年来莫不如是。</text:span><text:span text:style-name="T3"><text:line-break/></text:span><text:span text:style-name="T1">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span><text:span text:style-name="T3"><text:line-break/><text:line-break/></text:span><text:span text:style-name="T1">跟你一樣，我不會忠於任何一個黨，但我會忠於別的一些東西。</text:span><text:span text:style-name="T3"><text:line-break/><text:line-break/></text:span><text:span text:style-name="T1">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span><text:span text:style-name="T3"><text:line-break/><text:line-break/></text:span><text:span text:style-name="T1">那篇文章寫些什麼我忘了，但是標題之「愛情」二字倒是始終記得。我想說的是，我沒有「對抗暴政」之類的一絲心思，那不是我的個性，也不是我的心態。</text:span><text:span text:style-name="T3"><text:line-break/><text:line-break/></text:span><text:span text:style-name="T1">許多時候，為了屈就一般說法，或是為了方便溝通起見，我一樣會使用諸如「反抗蔣家」之類的說法，但那畢竟不是一種正確描述，反倒帶給我一種強烈的屈辱感，因為我不是那樣的人，而且說不定恰恰是那樣一種人的反面。</text:span><text:span text:style-name="T3"><text:line-break/><text:line-break/></text:span><text:span text:style-name="T1">「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span><text:span text:style-name="T3"><text:line-break/><text:line-break/></text:span><text:span text:style-name="T1">因此，每當有人以一種什麼正義感或是對抗這個對抗那個或什麼黨外前輩之類的眼光來理解我，我就有一種萬箭穿心的感覺，有一種難以言喻的寂寞，很想逃回「一個人的洞穴」裏療傷止痛。</text:span><text:span text:style-name="T3"><text:line-break/><text:line-break/></text:span><text:span text:style-name="T1">我當然沒有任何一絲意思自比耶穌，而只是以之為例，但是，梭羅的心思，理應不難理解。</text:span><text:span text:style-name="T3"><text:line-break/><text:line-break/></text:span><text:span text:style-name="T1">我相信淚水，相信孤獨，相信愛，相信善，相信這一切才是真正的力量，暴力不是，它沒有力量，它根本不是對手，就如同黑暗不會是光的對手一樣。光根本不需要去對抗黑暗；光的存在自身，就是它的存在目的。</text:span><text:span text:style-name="T3"><text:line-break/><text:line-break/></text:span><text:span text:style-name="T1">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span><text:span text:style-name="T3"><text:line-break/><text:line-break/></text:span><text:span text:style-name="T1">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span><text:span text:style-name="T3"><text:line-break/></text:span><text:span text:style-name="T1">现在马克思共产主义思维已经基本解体，或许还有半残留在中国！但是，以美国为首的民主自由主义思维还依然存在！</text:span><text:span text:style-name="T3"><text:line-break/></text:span><text:span text:style-name="T1">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span><text:span text:style-name="T3"><text:line-break/></text:span><text:span text:style-name="T1">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span><text:span text:style-name="T3"><text:line-break/><text:line-break/></text:span><text:span text:style-name="T1">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span><text:span text:style-name="T3"><text:line-break/><text:line-break/></text:span><text:span text:style-name="T1">相比而言，在儒家传统价值观中，中庸被当做最高的价值标准其意义在于，中是一种超越二元逻辑的逻辑概念。是一种多元逻辑下以调和而非斗争的方式解决矛盾的思维模式。</text:span><text:span text:style-name="T3"><text:line-break/></text:span><text:span text:style-name="T1">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span><text:span text:style-name="T3"><text:line-break/><text:line-break/></text:span><text:span text:style-name="T1">在思維方式上，中國和而不同（即和合）的多元思維與西方非此即彼的二元對立思維有著本質的區別，這種區別是造成中西方文化差異的主要原因。</text:span><text:span text:style-name="T3"><text:line-break/><text:line-break/></text:span><text:span text:style-name="T1">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span><text:span text:style-name="T3"><text:line-break/><text:line-break/></text:span><text:span text:style-name="T1">以上是个人的一些看法！</text:span><text:span text:style-name="T3"><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span><text:span text:style-name="T3"><text:line-break/></text:span><text:span text:style-name="T1">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span><text:span text:style-name="T3"><text:line-break/></text:span><text:span text:style-name="T1">观察这个论坛，你们对共产党似乎有很多正面的看法，但我由于家庭和个人的遭遇，始终对共产党，始终抱有疑</text:span><text:span text:style-name="T5">虑</text:span><text:span text:style-name="T3"><text:line-break/></text:span><text:span text:style-name="T1">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span><text:span text:style-name="T3"><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span><text:span text:style-name="T3"><text:line-break/><text:line-break/></text:span><text:span text:style-name="T1">碰！應賅是宇宙大爆炸的聲音，地球誕生了。這也許是個事實，至少地球是圓的這總錯不了吧。於是，他就不斷喃喃自語「碰！地球是圓的！」、「碰！地球是圓的！」、「碰！地球是圓的！」...以為這下子沒有人會知道我腦子有病了吧。</text:span><text:span text:style-name="T3"><text:line-break/><text:line-break/></text:span><text:span text:style-name="T1">這故事告訴我們，光是說出事實沒有用，重要的是意義何在，而非事實本身。</text:span><text:span text:style-name="T3"><text:line-break/><text:line-break/></text:span><text:span text:style-name="T1">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span><text:span text:style-name="T3"><text:line-break/><text:line-break/></text:span><text:span text:style-name="T1">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span><text:span text:style-name="T3"><text:line-break/><text:line-break/></text:span><text:span text:style-name="T1">很多年前，差不多三十年了，醫學院剛畢業時，有一回，被迫參加一個研討會，主講者是我朋友。他講完後，點名我要評論，於是我就真的評了，結果是一場悲劇。</text:span><text:span text:style-name="T3"><text:line-break/><text:line-break/></text:span><text:span text:style-name="T1">我質疑他那研究有概念上的根本問題而難以成立。我那朋友聽完後，很不悅地當場抱怨說他做這研究多麼辛苦；潛台詞的意思是說，他都已經這麼盡力了，我為什麼還要批評、不給他面子？</text:span><text:span text:style-name="T3"><text:line-break/><text:line-break/></text:span><text:span text:style-name="T1">但我其實沒有想到這些所謂面子或人情因素的考量，而只想到知識本身。我其實完全抱著好意，儘可能想要對朋友的研究做出最深入的批評。因為，這對他往後的研究難道不是好事嗎？</text:span><text:span text:style-name="T3"><text:line-break/><text:line-break/></text:span><text:span text:style-name="T1">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span><text:span text:style-name="T3"><text:line-break/><text:line-break/></text:span><text:span text:style-name="T1">記得第一次在劍橋參加研討會，有個新來的教授，對系上一位資深教授的想法提出殘酷批評，講得一文不值。我真不敢相信我的耳朵。當時我就坐在那位資深教授身邊，很擔心等一下兩個人是不是會當場打起來？</text:span><text:span text:style-name="T3"><text:line-break/><text:line-break/></text:span><text:span text:style-name="T1">沒想到，中場休息吃餅乾喝咖啡時，看到他們兩個人相談甚歡；也許心裏幹聲連連我不知道，但至少表面上，他們展現了對於知識的熱情與尊重，是什麼就說什麼，相信什麼就說什麼，言語由衷，對錯分明。</text:span><text:span text:style-name="T3"><text:line-break/><text:line-break/></text:span><text:span text:style-name="T1">這可能是劍橋教給我的主要一門課：在真理面前，永不退卻。</text:span><text:span text:style-name="T3"><text:line-break/><text:line-break/></text:span><text:span text:style-name="T1">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span><text:span text:style-name="T3"><text:line-break/><text:line-break/></text:span><text:span text:style-name="T1">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span><text:span text:style-name="T3"><text:line-break/><text:line-break/></text:span><text:span text:style-name="T1">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span><text:span text:style-name="T3"><text:line-break/><text:line-break/></text:span><text:span text:style-name="T1">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span><text:span text:style-name="T3"><text:line-break/></text:span><text:span text:style-name="T1">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span><text:span text:style-name="T3"><text:line-break/></text:span><text:span text:style-name="T1">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span><text:span text:style-name="T3"><text:line-break/></text:span><text:span text:style-name="T1">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span><text:span text:style-name="T3"><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span><text:span text:style-name="T3"><text:line-break/><text:line-break/></text:span><text:span text:style-name="T1">吾師林騰鷂教授，好出銘言，近日復出銘言一則：「對憲政敵人的警覺與反制，是法律人日常的工作與一生的志業」</text:span><text:span text:style-name="T3"><text:line-break/><text:line-break/></text:span><text:span text:style-name="T1">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span><text:span text:style-name="T3"><text:line-break/><text:line-break/></text:span><text:span text:style-name="T1">茲舉林教授一文如下，雖其所高倡之政治道德良知，於相異之政治體制未可一體適用，然而此為我國數十年來於政治體制所宗仰及實行之民主自由價值，諸君或可側目一視。</text:span><text:span text:style-name="T3"><text:line-break/><text:line-break/></text:span><text:span text:style-name="T1">監察院亂「菊」的憲政災難</text:span><text:span text:style-name="T3"><text:line-break/></text:span><text:span text:style-name="T1">2020/05/11 中國時報　言論 林騰鷂</text:span><text:span text:style-name="T3"><text:line-break/><text:line-break/></text:span><text:span text:style-name="T1">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span><text:span text:style-name="T3"><text:line-break/><text:line-break/></text:span><text:span text:style-name="T1">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span><text:span text:style-name="T3"><text:line-break/><text:line-break/></text:span><text:span text:style-name="T1">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span><text:span text:style-name="T3"><text:line-break/><text:line-break/></text:span><text:span text:style-name="T1">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span><text:span text:style-name="T3"><text:line-break/><text:line-break/></text:span><text:span text:style-name="T1">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span><text:span text:style-name="T3"><text:line-break/><text:line-break/></text:span><text:span text:style-name="T1">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span><text:span text:style-name="T3"><text:line-break/><text:line-break/></text:span><text:span text:style-name="T1">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span><text:span text:style-name="T3"><text:line-break/><text:line-break/></text:span><text:span text:style-name="T1">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span><text:span text:style-name="T3"><text:line-break/><text:line-break/></text:span><text:span text:style-name="T1">（作者為東海大學法律系退休教授）</text:span><text:span text:style-name="T3"><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span><text:span text:style-name="T3"><text:line-break/><text:line-break/></text:span><text:span text:style-name="T1">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span><text:span text:style-name="T3"><text:line-break/><text:line-break/></text:span><text:span text:style-name="T1">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span><text:span text:style-name="T3"><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span><text:span text:style-name="T3"><text:line-break/><text:line-break/></text:span><text:span text:style-name="T1">一，獨斷。</text:span><text:span text:style-name="T3"><text:line-break/><text:line-break/></text:span><text:span text:style-name="T1">獨斷英文叫做dogmatic，簡單說就是教條，亦即既定的結論顛撲不破且不需事實或論證支撐，自行成立，自己說了算。</text:span><text:span text:style-name="T3"><text:line-break/><text:line-break/></text:span><text:span text:style-name="T1">或者這樣說：輕易便有結論，但這結論究竟打哪來，卻沒有任何說明。更簡單地說就是喊口號。你的口號就是「差不多」或「都一樣」。人和動物「差不多」，「沒什麼不同」，中西方及全世界為非作歹之行徑「都一樣」等等。</text:span><text:span text:style-name="T3"><text:line-break/><text:line-break/></text:span><text:span text:style-name="T1">所謂台獨人士，長年以來流行一句話叫做「台獨是台灣惟一的活路」。不管講什麼，這項宣稱不但沒有任何論證，而且居然變成一種「證據」，一種善惡是非的前提。這就是獨斷。</text:span><text:span text:style-name="T3"><text:line-break/><text:line-break/></text:span><text:span text:style-name="T1">二，以修辭取代論證</text:span><text:span text:style-name="T3"><text:line-break/><text:line-break/></text:span><text:span text:style-name="T1">修辭就是「作文」的基本特徵，文情並茂，但卻缺乏基本理性。市面上的廣告或各種文宣，就是一種作文，表達或煽動一種情緒與態度或立場，而不是論證一道命題或主張。</text:span><text:span text:style-name="T3"><text:line-break/><text:line-break/></text:span><text:span text:style-name="T1">作文沒什麼不好，問題是屬性上的運用，你總不能把修辭(rhetoric)當成一種論證 (argument)。</text:span><text:span text:style-name="T3"><text:line-break/><text:line-break/></text:span><text:span text:style-name="T1">舉個例，你憑空「挖出」亞里斯多德的某句話，然後一推三千里，推論說整個西方文明就是這樣。這會不會太離譜了點？</text:span><text:span text:style-name="T3"><text:line-break/><text:line-break/></text:span><text:span text:style-name="T1">記得小時候，不管什麼考試，常有一題如下：「我國早有民主思想，以民主立基，請問出自何人？」答案是孟子，因為他說「民為貴，社稷次之，君為輕。」</text:span><text:span text:style-name="T3"><text:line-break/><text:line-break/></text:span><text:span text:style-name="T1">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span><text:span text:style-name="T3"><text:line-break/><text:line-break/></text:span><text:span text:style-name="T1">我被台灣的所謂「教育」，真是虐待得有夠痛苦，想到學校我就怕，我只有昧著良心、想辦法讓腦子進水，才能一直考第一名。</text:span><text:span text:style-name="T3"><text:line-break/><text:line-break/></text:span><text:span text:style-name="T1">三，先有結論與態度，再有其它。</text:span><text:span text:style-name="T3"><text:line-break/><text:line-break/></text:span><text:span text:style-name="T1">簡單說就是成見已定，然後再來四處挖(根本不是證據的)「證據」，以為佐證，所以才會有那些奇怪的「哲學」論述。 </text:span><text:span text:style-name="T3"><text:line-break/><text:line-break/></text:span><text:span text:style-name="T1">四，胡亂比較。</text:span><text:span text:style-name="T3"><text:line-break/><text:line-break/></text:span><text:span text:style-name="T1">比方說，中國古代戰亂或饑荒，何止人砍人，人吃人，甚且易子而食，小孩互相交換吃，因此，美帝之長年四處姦殺擄掠「沒什麼」，「中西方都一樣」。這樣一種比較不會太荒唐嗎？</text:span><text:span text:style-name="T3"><text:line-break/><text:line-break/></text:span><text:span text:style-name="T1">美軍在過去半個多世紀以來發動數以百計的侵略戰爭，殺害五、六千萬人，製造上億的難民。中國呢？中國有發個一炮一彈去侵略過誰嗎？這兩者能夠稱為「差不多」或「都一樣」嗎？</text:span><text:span text:style-name="T3"><text:line-break/><text:line-break/></text:span><text:span text:style-name="T1">五，差不多精神</text:span><text:span text:style-name="T3"><text:line-break/><text:line-break/></text:span><text:span text:style-name="T1">你的想法有一基本特色，充滿「差不多精神」。</text:span><text:span text:style-name="T3"><text:line-break/><text:line-break/></text:span><text:span text:style-name="T1">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span><text:span text:style-name="T3"><text:line-break/><text:line-break/></text:span><text:span text:style-name="T1">六，搞混事實與意義。</text:span><text:span text:style-name="T3"><text:line-break/><text:line-break/></text:span><text:span text:style-name="T1">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span><text:span text:style-name="T3"><text:line-break/><text:line-break/></text:span><text:span text:style-name="T1">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span><text:span text:style-name="T3"><text:line-break/></text:span><text:span text:style-name="T1">（註：「葛格」是台灣老骨頭早年玩網路論壇對男生表示親暱的稱呼，對女生就叫「美眉」。）</text:span><text:span text:style-name="T3"><text:line-break/><text:line-break/></text:span><text:span text:style-name="T1">您說「纯粹的虚无和怀疑主义，除了破坏之外，什么也建立不了，确实是混账的也是糊涂的」</text:span><text:span text:style-name="T3"><text:line-break/><text:line-break/></text:span><text:span text:style-name="T1">在佛教禪宗修行方法中，有一個方法叫「參話頭」。不過，我要分享給您是關於內心心行的一個探索方法，有時不妨找一段時間，就這樣純粹的虛無和懷疑到底，問問自己一切的起心動念是虛無的嗎？我的知見都是真的嗎？</text:span><text:span text:style-name="T3"><text:line-break/><text:line-break/></text:span><text:span text:style-name="T1">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span><text:span text:style-name="T3"><text:line-break/><text:line-break/></text:span><text:span text:style-name="T1">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span><text:span text:style-name="T3"><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span><text:span text:style-name="T3"><text:line-break/><text:line-break/></text:span><text:span text:style-name="T1">「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span><text:span text:style-name="T3"><text:line-break/></text:span><text:span text:style-name="T1">对于真理和正义，应该是人类应该寻求的，就算无法得到，但是对于真理的追寻本身，就会让人接近真理和正义，这个过程本身是有意义的，纯粹的虚无和怀疑主义，除了破坏之外，什么也建立不了，确实是混账的也是糊涂的。</text:span><text:span text:style-name="T3"><text:line-break/></text:span><text:span text:style-name="T1">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span><text:span text:style-name="T3"><text:line-break/></text:span><text:span text:style-name="T1">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span><text:span text:style-name="T3"><text:line-break/></text:span></text:p>
      <text:p text:style-name="P6"><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span><text:span text:style-name="T3"><text:line-break/><text:line-break/></text:span><text:span text:style-name="T1">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span><text:span text:style-name="T3"><text:line-break/><text:line-break/></text:span><text:span text:style-name="T1">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span><text:span text:style-name="T3"><text:line-break/><text:line-break/></text:span><text:span text:style-name="T1">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span><text:span text:style-name="T3"><text:line-break/><text:line-break/></text:span><text:span text:style-name="T1">在各種議論中，你事實上可以看到取消主義無所不在。它不尋求建立觀點或形成概念，而是以一種高姿態直接告訴大家說「你們都不用講了，講那些都是多餘的啦」。</text:span><text:span text:style-name="T3"><text:line-break/><text:line-break/></text:span><text:span text:style-name="T1">刘旭在這版上所言，便是一例。他說，中國歷史上，中國人也屠殺中國人啊，因此中國人也沒有多好多文明啦；還說非洲人也是互相殺來殺去啊，人類沒有誰比誰更無辜啦；全是叢林法則，弱肉強食啦；沒什麼好講的啦，人都一樣啦。</text:span><text:span text:style-name="T3"><text:line-break/><text:line-break/></text:span><text:span text:style-name="T1">可是，這樣講不是打迷糊仗嗎？如果這樣一種廉價議論說得通，那我們應該取消文字，取消思想，取消一切物理化學與自然科學以外的課程才對，因為「人都一樣啦，文化都一樣啦，是非善惡都是鬼扯蛋啦，沒什麼好講的啦」。</text:span><text:span text:style-name="T3"><text:line-break/><text:line-break/></text:span><text:span text:style-name="T1">思想或思考，就跟藝術或科學一樣，講究一種微妙，而不是講究差不多。正所謂「差之毫釐，失之千里」，一個原子之差，一小段DNA之差，億萬分之一秒之差，所造成的結果就差很多，甚至截然不同。</text:span><text:span text:style-name="T3"><text:line-break/><text:line-break/></text:span><text:span text:style-name="T1">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span><text:span text:style-name="T3"><text:line-break/><text:line-break/></text:span><text:span text:style-name="T1">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span><text:span text:style-name="T3"><text:line-break/><text:line-break/></text:span><text:span text:style-name="T1">這樣一種議論，不會太沒營養嗎？</text:span><text:span text:style-name="T3"><text:line-break/><text:line-break/></text:span><text:span text:style-name="T1">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span><text:span text:style-name="T3"><text:line-break/><text:line-break/></text:span><text:span text:style-name="T1">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span><text:span text:style-name="T3"><text:line-break/><text:line-break/></text:span><text:span text:style-name="T1">「差不多先生」還有個兄弟當法官，外號叫做「各打五十大板先生」，凡事都各打五十大板，以示公平與智慧清高。這也是很腦殘。</text:span><text:span text:style-name="T3"><text:line-break/><text:line-break/></text:span><text:span text:style-name="T1">「差不多先生」有個姐姐，同樣是位熱愛智慧的宗教人士，喜歡講心胸講豁達，信奉「相對主義」，把人生現實種種統統講成相對概念，意思是說好壞相對成立，沒有人該負責，因為沒有「絕對」這回事啦。</text:span><text:span text:style-name="T3"><text:line-break/><text:line-break/></text:span><text:span text:style-name="T1">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span><text:span text:style-name="T3"><text:line-break/><text:line-break/></text:span><text:span text:style-name="T1">「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span><text:span text:style-name="T3"><text:line-break/><text:line-break/></text:span><text:span text:style-name="T1">問題是，一顆可能只是爛表皮，切掉局部就好，另一顆卻是爛到整顆發霉發臭，這兩顆所謂「爛蘋果」，會是一樣的嗎？不值得做出比較嗎？</text:span><text:span text:style-name="T3"><text:line-break/><text:line-break/></text:span><text:span text:style-name="T1">每當你提到比方說貪污或種族歧視時，上述各類型的「取消主義」一定不絕於耳，以示智慧清明與眼光高遠。取消主義者會跟你說：「哪個國家沒貪污？哪個黨沒貪污？哪個地方沒有歧視？哪個人沒有偏見？」</text:span><text:span text:style-name="T3"><text:line-break/><text:line-break/></text:span><text:span text:style-name="T1">對於這樣一種「智慧」，我只能無言。</text:span><text:span text:style-name="T3"><text:line-break/><text:line-break/></text:span><text:span text:style-name="T1">以上是第一課，接著第二課來了：並非說刘旭所說的那些統統是假的或錯的，而是說，即便是一個完全正確的事實，當它拿來做為某種理由時，它就不再是一種事實與否的問題，而是意義問題了。</text:span><text:span text:style-name="T3"><text:line-break/><text:line-break/></text:span><text:span text:style-name="T1">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span><text:span text:style-name="T3"><text:line-break/><text:line-break/></text:span><text:span text:style-name="T1">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span><text:span text:style-name="T3"><text:line-break/><text:line-break/></text:span><text:span text:style-name="T1">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span><text:span text:style-name="T3"><text:line-break/><text:line-break/></text:span><text:span text:style-name="T1">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span><text:span text:style-name="T3"><text:line-break/></text:span><text:span text:style-name="T1">唯物论，矛盾论，辩证法，三体里面的“黑暗森林法则”“失去人性失去很多，失去兽性失去一切”。</text:span><text:span text:style-name="T3"><text:line-break/></text:span><text:span text:style-name="T1">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